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5" style:family="table-row">
      <style:table-row-properties fo:keep-together="auto"/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28.A" style:family="table-column">
      <style:table-column-properties style:column-width="0.7931in"/>
    </style:style>
    <style:style style:name="Table28.B" style:family="table-column">
      <style:table-column-properties style:column-width="0.7056in"/>
    </style:style>
    <style:style style:name="Table2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8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4" style:family="table-row">
      <style:table-row-properties fo:background-color="transparent">
        <style:background-image/>
      </style:table-row-properties>
    </style:style>
    <style:style style:name="Table28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6" style:family="table-row">
      <style:table-row-properties fo:keep-together="auto"/>
    </style:style>
    <style:style style:name="Table4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42.A" style:family="table-column">
      <style:table-column-properties style:column-width="0.4299in"/>
    </style:style>
    <style:style style:name="Table42.B" style:family="table-column">
      <style:table-column-properties style:column-width="1.7576in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2.2" style:family="table-row">
      <style:table-row-properties fo:background-color="transparent" fo:keep-together="auto">
        <style:background-image/>
      </style:table-row-properties>
    </style:style>
    <style:style style:name="Table4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4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4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4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4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41" style:family="table">
      <style:table-properties style:width="2.309in" fo:margin-top="0in" fo:margin-bottom="0in" table:align="left" style:may-break-between-rows="false" style:writing-mode="lr-tb"/>
    </style:style>
    <style:style style:name="Table41.A" style:family="table-column">
      <style:table-column-properties style:column-width="0.434in"/>
    </style:style>
    <style:style style:name="Table41.B" style:family="table-column">
      <style:table-column-properties style:column-width="1.875in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1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1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18.A" style:family="table-column">
      <style:table-column-properties style:column-width="0.2521in"/>
    </style:style>
    <style:style style:name="Table18.B" style:family="table-column">
      <style:table-column-properties style:column-width="0.625in"/>
    </style:style>
    <style:style style:name="Table18.D" style:family="table-column">
      <style:table-column-properties style:column-width="0.8979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8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8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8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19.A" style:family="table-column">
      <style:table-column-properties style:column-width="0.6243in"/>
    </style:style>
    <style:style style:name="Table19.B" style:family="table-column">
      <style:table-column-properties style:column-width="1.6257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9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9.4" style:family="table-row">
      <style:table-row-properties fo:background-color="transparent" fo:keep-together="auto">
        <style:background-image/>
      </style:table-row-properties>
    </style:style>
    <style:style style:name="Table19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1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1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51" style:family="table">
      <style:table-properties style:width="1.6903in" fo:margin-top="0in" fo:margin-bottom="0.0799in" table:align="center" style:may-break-between-rows="false" style:writing-mode="lr-tb"/>
    </style:style>
    <style:style style:name="Table51.A" style:family="table-column">
      <style:table-column-properties style:column-width="0.9396in"/>
    </style:style>
    <style:style style:name="Table51.B" style:family="table-column">
      <style:table-column-properties style:column-width="0.7507in"/>
    </style:style>
    <style:style style:name="Table5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6" style:family="table">
      <style:table-properties style:width="3.6583in" fo:margin-left="-0.0083in" fo:margin-top="0in" fo:margin-bottom="0.0799in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6" style:family="table-row">
      <style:table-row-properties style:min-row-height="0.459in" fo:keep-together="auto"/>
    </style:style>
    <style:style style:name="Table36.7" style:family="table-row">
      <style:table-row-properties style:min-row-height="0.1931in" fo:keep-together="auto"/>
    </style:style>
    <style:style style:name="Table3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8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8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8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9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language="en" fo:country="US" officeooo:paragraph-rsid="00e5c058"/>
    </style:style>
    <style:style style:name="P4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5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6" style:family="paragraph" style:parent-style-name="Exalted">
      <style:text-properties fo:language="en" fo:country="US" officeooo:paragraph-rsid="00edf4a6"/>
    </style:style>
    <style:style style:name="P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paragraph-rsid="00ef1911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paragraph-rsid="00ef1911"/>
    </style:style>
    <style:style style:name="P9" style:family="paragraph" style:parent-style-name="Table_20_Heading">
      <style:paragraph-properties fo:margin-top="0.0402in" fo:margin-bottom="0.0799in" style:contextual-spacing="false" fo:orphans="0" fo:widows="0"/>
      <style:text-properties fo:language="en" fo:country="US" officeooo:paragraph-rsid="00ef1911"/>
    </style:style>
    <style:style style:name="P10" style:family="paragraph" style:parent-style-name="Table_20_Heading">
      <style:paragraph-properties fo:margin-top="0.0402in" fo:margin-bottom="0.0799in" style:contextual-spacing="false" fo:orphans="0" fo:widows="0" fo:keep-with-next="always"/>
      <style:text-properties fo:language="en" fo:country="US" officeooo:paragraph-rsid="00ef1911"/>
    </style:style>
    <style:style style:name="P1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language="en" fo:country="US" officeooo:paragraph-rsid="00edf4a6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language="en" fo:country="US" officeooo:paragraph-rsid="00ef1911"/>
    </style:style>
    <style:style style:name="P13" style:family="paragraph" style:parent-style-name="Table_20_Heading">
      <style:text-properties fo:language="en" fo:country="US" officeooo:rsid="00c2d379" officeooo:paragraph-rsid="00edf4a6"/>
    </style:style>
    <style:style style:name="P1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language="en" fo:country="US" officeooo:rsid="00e07abb" officeooo:paragraph-rsid="00ef1911"/>
    </style:style>
    <style:style style:name="P15" style:family="paragraph" style:parent-style-name="Exalted">
      <style:text-properties fo:language="en" fo:country="US" fo:font-weight="normal" officeooo:rsid="00edf4a6" officeooo:paragraph-rsid="00ef1911" style:font-weight-asian="normal" style:font-weight-complex="normal"/>
    </style:style>
    <style:style style:name="P1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fo:font-weight="bold" officeooo:rsid="00e17880" officeooo:paragraph-rsid="00ef1911" style:font-weight-asian="bold" style:font-weight-complex="bold"/>
    </style:style>
    <style:style style:name="P17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8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2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2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24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0ef1911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25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26" style:family="paragraph" style:parent-style-name="Exalted">
      <style:text-properties style:use-window-font-color="true" loext:opacity="0%" style:font-name="Times New Roman1" fo:font-size="9pt" fo:language="en" fo:country="none" fo:font-weight="normal" officeooo:rsid="01004465" officeooo:paragraph-rsid="01004465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27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2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paragraph-rsid="00edf4a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0e07abb" officeooo:paragraph-rsid="00ef191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0" style:family="paragraph" style:parent-style-name="Table_20_Contents">
      <style:text-properties style:use-window-font-color="true" loext:opacity="0%" style:font-name="Times New Roman1" fo:font-size="10pt" fo:language="en" fo:country="US" officeooo:rsid="0099f21c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normal" officeooo:paragraph-rsid="00edf4a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32" style:family="paragraph" style:parent-style-name="Table_20_Contents">
      <style:text-properties style:use-window-font-color="true" loext:opacity="0%" style:font-name="Times New Roman1" fo:font-size="10pt" fo:language="en" fo:country="none" officeooo:rsid="00616d90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35" style:family="paragraph" style:parent-style-name="Table_20_Contents">
      <style:text-properties style:use-window-font-color="true" loext:opacity="0%" style:font-name="Times New Roman1" fo:font-size="10pt" officeooo:rsid="005f7de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6" style:family="paragraph" style:parent-style-name="Table_20_Contents">
      <style:text-properties style:use-window-font-color="true" loext:opacity="0%" style:font-name="Times New Roman1" fo:font-size="10pt" officeooo:rsid="012775d3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7" style:family="paragraph" style:parent-style-name="Table_20_Contents">
      <style:text-properties style:use-window-font-color="true" loext:opacity="0%" style:font-name="Times New Roman1" fo:font-size="10pt" officeooo:rsid="01292e69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8" style:family="paragraph" style:parent-style-name="Table_20_Contents">
      <style:text-properties style:use-window-font-color="true" loext:opacity="0%" style:font-name="Times New Roman1" fo:font-size="10pt" officeooo:rsid="00610a67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9" style:family="paragraph" style:parent-style-name="Table_20_Contents">
      <style:text-properties style:use-window-font-color="true" loext:opacity="0%" style:font-name="Times New Roman1" fo:font-size="10pt" officeooo:rsid="0047e97d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0" style:family="paragraph" style:parent-style-name="Table_20_Contents">
      <style:text-properties style:use-window-font-color="true" loext:opacity="0%" style:font-name="Times New Roman1" fo:font-size="10pt" officeooo:rsid="0062bc04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1" style:family="paragraph" style:parent-style-name="Table_20_Contents">
      <style:text-properties style:use-window-font-color="true" loext:opacity="0%" style:font-name="Times New Roman1" fo:font-size="10pt" officeooo:rsid="0066396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2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3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5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4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47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48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fo:font-weight="bold" officeooo:paragraph-rsid="00edf4a6" style:font-weight-asian="bold" style:font-weight-complex="bold"/>
    </style:style>
    <style:style style:name="P50" style:family="paragraph" style:parent-style-name="Exalted">
      <style:text-properties officeooo:rsid="00d2cde8" officeooo:paragraph-rsid="00d2cde8"/>
    </style:style>
    <style:style style:name="P51" style:family="paragraph" style:parent-style-name="Exalted">
      <style:text-properties officeooo:rsid="00653529" officeooo:paragraph-rsid="00e5c058"/>
    </style:style>
    <style:style style:name="P52" style:family="paragraph" style:parent-style-name="Exalted">
      <style:text-properties officeooo:rsid="0065dad5" officeooo:paragraph-rsid="00d7b155"/>
    </style:style>
    <style:style style:name="P53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0e09cc5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03d2192" officeooo:paragraph-rsid="00ecea3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paragraph-rsid="00ecea3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0331586" officeooo:paragraph-rsid="00ecea3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0f6f5b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paragraph-rsid="00ecea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0331586" officeooo:paragraph-rsid="00ecea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0f6f5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10pt" fo:language="en" fo:country="US" fo:font-style="normal" fo:text-shadow="none" style:text-underline-style="none" fo:font-weight="bold" officeooo:paragraph-rsid="00ef1911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Exalted">
      <style:text-properties officeooo:rsid="00e49ee9" officeooo:paragraph-rsid="00e5c058"/>
    </style:style>
    <style:style style:name="P68" style:family="paragraph" style:parent-style-name="Heading_20_2">
      <style:text-properties officeooo:rsid="00e49ee9" officeooo:paragraph-rsid="00e5c058"/>
    </style:style>
    <style:style style:name="P69" style:family="paragraph" style:parent-style-name="Exalted">
      <style:text-properties officeooo:rsid="00e738db" officeooo:paragraph-rsid="00e738db"/>
    </style:style>
    <style:style style:name="P70" style:family="paragraph" style:parent-style-name="Exalted">
      <style:text-properties officeooo:rsid="00e8ff6d" officeooo:paragraph-rsid="00e8ff6d"/>
    </style:style>
    <style:style style:name="P71" style:family="paragraph" style:parent-style-name="Exalted">
      <style:text-properties officeooo:paragraph-rsid="00eb33f5"/>
    </style:style>
    <style:style style:name="P72" style:family="paragraph" style:parent-style-name="Exalted">
      <style:text-properties officeooo:rsid="00ecea33" officeooo:paragraph-rsid="00ecea33"/>
    </style:style>
    <style:style style:name="P73" style:family="paragraph" style:parent-style-name="Exalted">
      <style:text-properties officeooo:rsid="00edf4a6" officeooo:paragraph-rsid="00edf4a6"/>
    </style:style>
    <style:style style:name="P74" style:family="paragraph" style:parent-style-name="Exalted">
      <style:text-properties officeooo:paragraph-rsid="00edf4a6"/>
    </style:style>
    <style:style style:name="P75" style:family="paragraph" style:parent-style-name="Exalted">
      <style:text-properties officeooo:paragraph-rsid="00ef1911"/>
    </style:style>
    <style:style style:name="P76" style:family="paragraph" style:parent-style-name="Exalted">
      <style:text-properties style:language-asian="zh" style:country-asian="CN" style:language-complex="hi" style:country-complex="IN"/>
    </style:style>
    <style:style style:name="P77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78" style:family="paragraph" style:parent-style-name="Heading_20_2">
      <style:text-properties officeooo:paragraph-rsid="00f6f5b9" style:language-asian="zh" style:country-asian="CN" style:language-complex="hi" style:country-complex="IN"/>
    </style:style>
    <style:style style:name="P79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80" style:family="paragraph" style:parent-style-name="Standard">
      <style:text-properties officeooo:paragraph-rsid="00f6f5b9"/>
    </style:style>
    <style:style style:name="P81" style:family="paragraph" style:parent-style-name="Table_20_Contents">
      <style:text-properties officeooo:paragraph-rsid="00f6f5b9"/>
    </style:style>
    <style:style style:name="P82" style:family="paragraph" style:parent-style-name="Table_20_Heading">
      <style:text-properties officeooo:paragraph-rsid="00f6f5b9"/>
    </style:style>
    <style:style style:name="P83" style:family="paragraph" style:parent-style-name="Exalted">
      <style:text-properties officeooo:rsid="00f6f5b9" officeooo:paragraph-rsid="00f6f5b9"/>
    </style:style>
    <style:style style:name="P84" style:family="paragraph" style:parent-style-name="Exalted">
      <style:text-properties officeooo:rsid="00f7438a" officeooo:paragraph-rsid="00f7438a"/>
    </style:style>
    <style:style style:name="P85" style:family="paragraph" style:parent-style-name="Exalted">
      <style:text-properties officeooo:rsid="00f8cefd" officeooo:paragraph-rsid="00f8cefd"/>
    </style:style>
    <style:style style:name="P86" style:family="paragraph" style:parent-style-name="Heading_20_2">
      <style:text-properties officeooo:rsid="00f8cefd" officeooo:paragraph-rsid="00f8cefd"/>
    </style:style>
    <style:style style:name="P87" style:family="paragraph" style:parent-style-name="Exalted">
      <style:text-properties officeooo:rsid="00f8d48a" officeooo:paragraph-rsid="00f8d48a"/>
    </style:style>
    <style:style style:name="P88" style:family="paragraph" style:parent-style-name="Heading_20_2">
      <style:text-properties officeooo:rsid="00f8d48a" officeooo:paragraph-rsid="00f8d48a"/>
    </style:style>
    <style:style style:name="P89" style:family="paragraph" style:parent-style-name="Exalted">
      <style:text-properties officeooo:rsid="00fbd398" officeooo:paragraph-rsid="00fbd398"/>
    </style:style>
    <style:style style:name="P90" style:family="paragraph" style:parent-style-name="Heading_20_1">
      <style:paragraph-properties fo:text-align="center" style:justify-single-word="false"/>
    </style:style>
    <style:style style:name="P9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92" style:family="paragraph" style:parent-style-name="Heading_20_2">
      <style:paragraph-properties fo:break-before="column"/>
      <style:text-properties officeooo:rsid="00d7b155" officeooo:paragraph-rsid="00e5c058"/>
    </style:style>
    <style:style style:name="P93" style:family="paragraph" style:parent-style-name="Heading_20_2">
      <style:text-properties officeooo:rsid="00e47f0e" officeooo:paragraph-rsid="00e47f0e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>
      <style:text-properties officeooo:paragraph-rsid="00ecea33"/>
    </style:style>
    <style:style style:name="P96" style:family="paragraph" style:parent-style-name="Heading_20_2">
      <style:paragraph-properties fo:break-before="column"/>
      <style:text-properties officeooo:paragraph-rsid="00ecea33"/>
    </style:style>
    <style:style style:name="P97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0fbd398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9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9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00" style:family="paragraph" style:parent-style-name="Table_20_Heading">
      <style:paragraph-properties fo:margin-top="0.0402in" fo:margin-bottom="0.0799in" style:contextual-spacing="false" fo:orphans="0" fo:widows="0"/>
      <style:text-properties officeooo:paragraph-rsid="00ef1911"/>
    </style:style>
    <style:style style:name="P10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02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0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0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e5ae6a" officeooo:paragraph-rsid="00fbd398"/>
    </style:style>
    <style:style style:name="P105" style:family="paragraph" style:parent-style-name="Exalted">
      <style:text-properties fo:font-style="normal" officeooo:rsid="00edf4a6" officeooo:paragraph-rsid="00edf4a6" style:font-style-asian="normal" style:font-style-complex="normal"/>
    </style:style>
    <style:style style:name="P106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07" style:family="paragraph" style:parent-style-name="Exalted">
      <style:text-properties officeooo:rsid="010888ea" officeooo:paragraph-rsid="010888ea"/>
    </style:style>
    <style:style style:name="P108" style:family="paragraph" style:parent-style-name="Exalted">
      <style:text-properties officeooo:rsid="010cba15" officeooo:paragraph-rsid="010cba15"/>
    </style:style>
    <style:style style:name="P109" style:family="paragraph" style:parent-style-name="Exalted">
      <style:text-properties officeooo:rsid="010df1f5" officeooo:paragraph-rsid="010df1f5"/>
    </style:style>
    <style:style style:name="P110" style:family="paragraph" style:parent-style-name="Exalted">
      <style:text-properties fo:font-weight="normal" officeooo:rsid="00edf4a6" officeooo:paragraph-rsid="01106423" style:font-weight-asian="normal" style:font-weight-complex="normal"/>
    </style:style>
    <style:style style:name="P111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0e5c058" style:language-asian="zh" style:country-asian="CN" style:language-complex="hi" style:country-complex="IN"/>
    </style:style>
    <style:style style:name="P112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13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14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115" style:family="paragraph" style:parent-style-name="Exalted">
      <style:paragraph-properties fo:margin-top="0in" fo:margin-bottom="0.0402in" style:contextual-spacing="false"/>
      <style:text-properties fo:language="en" fo:country="US" officeooo:rsid="010ea41f" officeooo:paragraph-rsid="010ea41f" style:language-asian="zh" style:country-asian="CN" style:language-complex="hi" style:country-complex="IN"/>
    </style:style>
    <style:style style:name="P116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17" style:family="paragraph" style:parent-style-name="Exalted" style:list-style-name="Exalt_20_Dot">
      <style:paragraph-properties fo:margin-top="0in" fo:margin-bottom="0.0008in" style:contextual-spacing="false"/>
      <style:text-properties fo:language="en" fo:country="US" fo:font-weight="normal" officeooo:rsid="02bc01cf" officeooo:paragraph-rsid="00edf4a6" style:font-weight-asian="normal" style:font-weight-complex="normal"/>
    </style:style>
    <style:style style:name="P118" style:family="paragraph" style:parent-style-name="Exalted" style:list-style-name="Exalt_20_Dot">
      <style:text-properties fo:language="en" fo:country="US" officeooo:paragraph-rsid="011b9bd4"/>
    </style:style>
    <style:style style:name="P119" style:family="paragraph" style:parent-style-name="Exalted">
      <style:text-properties fo:language="en" fo:country="US" officeooo:paragraph-rsid="011d0d1c"/>
    </style:style>
    <style:style style:name="P120" style:family="paragraph" style:parent-style-name="Exalted" style:list-style-name="Exalt_20_Dot"/>
    <style:style style:name="P121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22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1140258" officeooo:paragraph-rsid="011402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23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24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25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26" style:family="paragraph" style:parent-style-name="Exalted" style:list-style-name="Exalt_20_Dot">
      <style:text-properties officeooo:rsid="00496225" officeooo:paragraph-rsid="00efd567"/>
    </style:style>
    <style:style style:name="P127" style:family="paragraph" style:parent-style-name="Exalted" style:list-style-name="Exalt_20_Dot">
      <style:text-properties officeooo:rsid="00496225" officeooo:paragraph-rsid="011d0d1c"/>
    </style:style>
    <style:style style:name="P128" style:family="paragraph" style:parent-style-name="Exalted" style:list-style-name="Exalt_20_Dot">
      <style:text-properties fo:font-weight="bold" officeooo:rsid="00496225" officeooo:paragraph-rsid="00efd567" style:font-weight-asian="bold" style:font-weight-complex="bold"/>
    </style:style>
    <style:style style:name="P129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30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31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32" style:family="paragraph" style:parent-style-name="Exalted" style:list-style-name="Exalt_20_Dot">
      <style:paragraph-properties fo:margin-top="0in" fo:margin-bottom="0.0008in" style:contextual-spacing="false"/>
      <style:text-properties officeooo:rsid="02bc01cf" officeooo:paragraph-rsid="00edf4a6"/>
    </style:style>
    <style:style style:name="P133" style:family="paragraph" style:parent-style-name="Exalted" style:list-style-name="Exalt_20_Dot">
      <style:text-properties style:language-asian="zh" style:country-asian="CN" style:language-complex="hi" style:country-complex="IN"/>
    </style:style>
    <style:style style:name="P134" style:family="paragraph" style:parent-style-name="Exalted" style:list-style-name="Exalt_20_Dot">
      <style:text-properties officeooo:rsid="00fbd398" officeooo:paragraph-rsid="00fbd398"/>
    </style:style>
    <style:style style:name="P135" style:family="paragraph" style:parent-style-name="Exalted">
      <style:text-properties officeooo:rsid="01095fb9" officeooo:paragraph-rsid="01095fb9"/>
    </style:style>
    <style:style style:name="P136" style:family="paragraph" style:parent-style-name="Exalted">
      <style:text-properties officeooo:paragraph-rsid="011d0d1c"/>
    </style:style>
    <style:style style:name="P137" style:family="paragraph" style:parent-style-name="Heading_20_2">
      <style:text-properties fo:language="en" fo:country="US" officeooo:paragraph-rsid="011d0d1c"/>
    </style:style>
    <style:style style:name="P138" style:family="paragraph" style:parent-style-name="Heading_20_2">
      <style:text-properties officeooo:paragraph-rsid="011d0d1c"/>
    </style:style>
    <style:style style:name="P139" style:family="paragraph" style:parent-style-name="Heading_20_3">
      <style:text-properties officeooo:paragraph-rsid="00d2cde8"/>
    </style:style>
    <style:style style:name="P140" style:family="paragraph" style:parent-style-name="Heading_20_3">
      <style:text-properties officeooo:paragraph-rsid="00d7b155"/>
    </style:style>
    <style:style style:name="P141" style:family="paragraph" style:parent-style-name="Heading_20_3">
      <style:text-properties fo:font-variant="small-caps" fo:color="#111111" loext:opacity="100%" style:text-outline="false" style:font-name="Mercury Text G2 Semibold1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42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43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44" style:family="paragraph" style:parent-style-name="Heading_20_3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cea33" officeooo:paragraph-rsid="00ecea33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45" style:family="paragraph" style:parent-style-name="Heading_20_3">
      <style:text-properties officeooo:rsid="0071c896" officeooo:paragraph-rsid="00e2ea68"/>
    </style:style>
    <style:style style:name="P146" style:family="paragraph" style:parent-style-name="Heading_20_3">
      <style:text-properties officeooo:paragraph-rsid="00e5c058"/>
    </style:style>
    <style:style style:name="P147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48" style:family="paragraph" style:parent-style-name="Heading_20_3">
      <style:text-properties officeooo:rsid="00d4bac8" officeooo:paragraph-rsid="00e5c058"/>
    </style:style>
    <style:style style:name="P149" style:family="paragraph" style:parent-style-name="Heading_20_3">
      <style:text-properties officeooo:rsid="00e8ff6d" officeooo:paragraph-rsid="00e8ff6d"/>
    </style:style>
    <style:style style:name="P150" style:family="paragraph" style:parent-style-name="Heading_20_3">
      <style:text-properties officeooo:rsid="00e738db" officeooo:paragraph-rsid="00e738db"/>
    </style:style>
    <style:style style:name="P151" style:family="paragraph" style:parent-style-name="Heading_20_3">
      <style:text-properties officeooo:rsid="00ecea33" officeooo:paragraph-rsid="00ecea33"/>
    </style:style>
    <style:style style:name="P152" style:family="paragraph" style:parent-style-name="Heading_20_3">
      <style:text-properties officeooo:paragraph-rsid="01106423"/>
    </style:style>
    <style:style style:name="P153" style:family="paragraph" style:parent-style-name="Heading_20_3">
      <style:text-properties officeooo:rsid="00edf4a6" officeooo:paragraph-rsid="00edf4a6"/>
    </style:style>
    <style:style style:name="P154" style:family="paragraph" style:parent-style-name="Heading_20_3">
      <style:text-properties officeooo:paragraph-rsid="00ef1911"/>
    </style:style>
    <style:style style:name="P155" style:family="paragraph" style:parent-style-name="Heading_20_3">
      <style:text-properties officeooo:rsid="00f6f5b9" officeooo:paragraph-rsid="00f6f5b9"/>
    </style:style>
    <style:style style:name="P156" style:family="paragraph" style:parent-style-name="Heading_20_3">
      <style:text-properties officeooo:rsid="011b9bd4" officeooo:paragraph-rsid="011b9bd4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1e76ee" officeooo:paragraph-rsid="011e76e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5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11e76ee" officeooo:paragraph-rsid="011e76e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6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11e76ee" officeooo:paragraph-rsid="011e76ee"/>
    </style:style>
    <style:style style:name="P16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rsid="011e76ee" officeooo:paragraph-rsid="011e76ee"/>
    </style:style>
    <style:style style:name="T1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0efd567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6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7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8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9" style:family="text">
      <style:text-properties style:use-window-font-color="true" loext:opacity="0%" style:font-name="Times New Roman1" fo:font-size="9pt" fo:font-weight="normal" officeooo:rsid="00edf4a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0" style:family="text">
      <style:text-properties style:use-window-font-color="true" loext:opacity="0%" style:font-name="Times New Roman1" fo:font-size="9pt" fo:font-weight="normal" officeooo:rsid="00efd56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1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style:use-window-font-color="true" loext:opacity="0%" style:font-name="Times New Roman1" fo:font-size="9pt" fo:font-weight="normal" officeooo:rsid="010df1f5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1" fo:font-size="9pt" fo:font-weight="normal" officeooo:rsid="011f28e1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4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6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7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19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0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1" style:family="text">
      <style:text-properties style:use-window-font-color="true" loext:opacity="0%" style:font-name="Times New Roman1" fo:font-size="9pt" fo:font-weight="bold" officeooo:rsid="00edf4a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2" style:family="text">
      <style:text-properties style:use-window-font-color="true" loext:opacity="0%" style:font-name="Times New Roman1" fo:font-size="9pt" fo:font-weight="bold" officeooo:rsid="00f28ea1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3" style:family="text">
      <style:text-properties style:use-window-font-color="true" loext:opacity="0%" style:font-name="Times New Roman1" fo:font-size="9pt" fo:font-weight="bold" officeooo:rsid="010df1f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4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5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6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7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8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9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0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1" style:family="text">
      <style:text-properties style:use-window-font-color="true" loext:opacity="0%" style:font-name="Times New Roman1" fo:font-size="10pt" fo:language="en" fo:country="none" officeooo:rsid="005f7de5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font-name="Times New Roman1" fo:font-size="10pt" fo:language="en" fo:country="none" officeooo:rsid="0115ccf6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font-name="Times New Roman1" fo:font-size="10pt" officeooo:rsid="00e399a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4" style:family="text">
      <style:text-properties style:use-window-font-color="true" loext:opacity="0%" style:font-name="Times New Roman1" fo:font-size="10pt" officeooo:rsid="0063739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5" style:family="text">
      <style:text-properties style:use-window-font-color="true" loext:opacity="0%" style:font-name="Times New Roman1" fo:font-size="10pt" officeooo:rsid="012775d3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font-name="Times New Roman1" fo:font-size="10pt" fo:font-weight="bold" officeooo:rsid="017731fd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37" style:family="text">
      <style:text-properties style:use-window-font-color="true" loext:opacity="0%" style:font-name="Times New Roman1" fo:font-size="10pt" fo:font-weight="bold" officeooo:rsid="02207c61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38" style:family="text">
      <style:text-properties style:use-window-font-color="true" loext:opacity="0%" style:font-name="Times New Roman1" fo:font-size="10pt" fo:font-weight="bold" officeooo:rsid="011b9bd4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39" style:family="text">
      <style:text-properties style:use-window-font-color="true" loext:opacity="0%" style:font-name="Times New Roman1" fo:font-size="10pt" fo:font-style="italic" officeooo:rsid="00e399a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40" style:family="text">
      <style:text-properties style:use-window-font-color="true" loext:opacity="0%" style:font-name="Times New Roman1" fo:font-size="10pt" fo:font-style="normal" officeooo:rsid="00e399a3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41" style:family="text">
      <style:text-properties style:use-window-font-color="true" loext:opacity="0%" style:font-name="Times New Roman1" fo:font-size="10pt" fo:font-weight="normal" officeooo:rsid="0143ebf9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42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43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44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5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46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47" style:family="text">
      <style:text-properties fo:color="#0b5394" loext:opacity="100%" style:font-name="Envision Roman1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48" style:family="text">
      <style:text-properties fo:font-weight="bold" style:font-weight-asian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edf4a6" style:font-weight-asian="bold" style:font-weight-complex="bold"/>
    </style:style>
    <style:style style:name="T51" style:family="text">
      <style:text-properties fo:font-weight="bold" officeooo:rsid="02ba3637" style:font-weight-asian="bold" style:font-weight-complex="bold"/>
    </style:style>
    <style:style style:name="T52" style:family="text">
      <style:text-properties fo:font-weight="bold" officeooo:rsid="011b9bd4" style:font-weight-asian="bold" style:font-weight-complex="bold"/>
    </style:style>
    <style:style style:name="T53" style:family="text">
      <style:text-properties fo:font-weight="bold" officeooo:rsid="02800c65" style:language-asian="zh" style:country-asian="CN" style:font-weight-asian="bold" style:language-complex="hi" style:country-complex="IN" style:font-weight-complex="bold"/>
    </style:style>
    <style:style style:name="T54" style:family="text">
      <style:text-properties fo:font-weight="bold" officeooo:rsid="0281433e" style:language-asian="zh" style:country-asian="CN" style:font-weight-asian="bold" style:language-complex="hi" style:country-complex="IN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44db71" style:font-weight-asian="normal" style:font-weight-complex="normal"/>
    </style:style>
    <style:style style:name="T57" style:family="text">
      <style:text-properties fo:font-weight="normal" officeooo:rsid="00dcaa00" style:font-weight-asian="normal" style:font-weight-complex="normal"/>
    </style:style>
    <style:style style:name="T58" style:family="text">
      <style:text-properties fo:font-weight="normal" officeooo:rsid="00edf4a6" style:font-weight-asian="normal" style:font-weight-complex="normal"/>
    </style:style>
    <style:style style:name="T59" style:family="text">
      <style:text-properties fo:font-weight="normal" officeooo:rsid="02ba6d58" style:font-weight-asian="normal" style:font-weight-complex="normal"/>
    </style:style>
    <style:style style:name="T60" style:family="text">
      <style:text-properties fo:font-weight="normal" officeooo:rsid="017731fd" style:font-weight-asian="normal" style:font-weight-complex="normal"/>
    </style:style>
    <style:style style:name="T61" style:family="text">
      <style:text-properties fo:font-weight="normal" officeooo:rsid="00ef1911" style:font-weight-asian="normal" style:font-weight-complex="normal"/>
    </style:style>
    <style:style style:name="T62" style:family="text">
      <style:text-properties fo:font-weight="normal" officeooo:rsid="00fac81b" style:font-weight-asian="normal" style:font-weight-complex="normal"/>
    </style:style>
    <style:style style:name="T63" style:family="text">
      <style:text-properties fo:font-weight="normal" officeooo:rsid="01048a43" style:font-weight-asian="normal" style:font-weight-complex="normal"/>
    </style:style>
    <style:style style:name="T64" style:family="text">
      <style:text-properties fo:font-weight="normal" officeooo:rsid="010d8357" style:font-weight-asian="normal" style:font-weight-complex="normal"/>
    </style:style>
    <style:style style:name="T65" style:family="text">
      <style:text-properties fo:font-weight="normal" officeooo:rsid="0114bae3" style:font-weight-asian="normal" style:font-weight-complex="normal"/>
    </style:style>
    <style:style style:name="T66" style:family="text">
      <style:text-properties fo:font-weight="normal" officeooo:rsid="0143ebf9" style:font-weight-asian="normal" style:font-weight-complex="normal"/>
    </style:style>
    <style:style style:name="T67" style:family="text">
      <style:text-properties fo:font-weight="normal" officeooo:rsid="02207c61" style:font-weight-asian="normal" style:font-weight-complex="normal"/>
    </style:style>
    <style:style style:name="T68" style:family="text">
      <style:text-properties fo:font-weight="normal" officeooo:rsid="02800c65" style:language-asian="zh" style:country-asian="CN" style:font-weight-asian="normal" style:language-complex="hi" style:country-complex="IN" style:font-weight-complex="normal"/>
    </style:style>
    <style:style style:name="T69" style:family="text">
      <style:text-properties fo:font-weight="normal" officeooo:rsid="011f28e1" style:language-asian="zh" style:country-asian="CN" style:font-weight-asian="normal" style:language-complex="hi" style:country-complex="IN" style:font-weight-complex="normal"/>
    </style:style>
    <style:style style:name="T70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1" style:family="text">
      <style:text-properties officeooo:rsid="004a9fef"/>
    </style:style>
    <style:style style:name="T72" style:family="text">
      <style:text-properties fo:font-style="italic" style:font-style-asian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edf4a6" style:font-style-asian="italic" style:font-style-complex="italic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78" style:family="text">
      <style:text-properties style:font-weight-asian="bold" style:font-weight-complex="bold"/>
    </style:style>
    <style:style style:name="T79" style:family="text">
      <style:text-properties officeooo:rsid="009ad6ab"/>
    </style:style>
    <style:style style:name="T80" style:family="text">
      <style:text-properties officeooo:rsid="00a5597e"/>
    </style:style>
    <style:style style:name="T81" style:family="text">
      <style:text-properties fo:language="en" fo:country="US"/>
    </style:style>
    <style:style style:name="T82" style:family="text">
      <style:text-properties fo:language="en" fo:country="US" officeooo:rsid="00edf4a6"/>
    </style:style>
    <style:style style:name="T83" style:family="text">
      <style:text-properties fo:language="en" fo:country="US" officeooo:rsid="00be218d"/>
    </style:style>
    <style:style style:name="T84" style:family="text">
      <style:text-properties officeooo:rsid="01275f42"/>
    </style:style>
    <style:style style:name="T85" style:family="text">
      <style:text-properties officeooo:rsid="0105d8d8"/>
    </style:style>
    <style:style style:name="T86" style:family="text">
      <style:text-properties officeooo:rsid="0145b949"/>
    </style:style>
    <style:style style:name="T87" style:family="text">
      <style:text-properties officeooo:rsid="0258af07"/>
    </style:style>
    <style:style style:name="T88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89" style:family="text">
      <style:text-properties style:language-asian="zh" style:country-asian="CN" style:language-complex="hi" style:country-complex="IN"/>
    </style:style>
    <style:style style:name="T90" style:family="text">
      <style:text-properties officeooo:rsid="007e9d86"/>
    </style:style>
    <style:style style:name="T91" style:family="text">
      <style:text-properties officeooo:rsid="00e19038"/>
    </style:style>
    <style:style style:name="T92" style:family="text">
      <style:text-properties officeooo:rsid="00acb1df"/>
    </style:style>
    <style:style style:name="T93" style:family="text">
      <style:text-properties officeooo:rsid="00e5c058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edf4a6" style:font-style-asian="normal" style:font-style-complex="normal"/>
    </style:style>
    <style:style style:name="T96" style:family="text">
      <style:text-properties officeooo:rsid="00edf4a6"/>
    </style:style>
    <style:style style:name="T97" style:family="text">
      <style:text-properties officeooo:rsid="00c6c3d4"/>
    </style:style>
    <style:style style:name="T98" style:family="text">
      <style:text-properties officeooo:rsid="01885d0b"/>
    </style:style>
    <style:style style:name="T99" style:family="text">
      <style:text-properties officeooo:rsid="00cc6290"/>
    </style:style>
    <style:style style:name="T100" style:family="text">
      <style:text-properties officeooo:rsid="0178857f"/>
    </style:style>
    <style:style style:name="T101" style:family="text">
      <style:text-properties officeooo:rsid="00c67bb3"/>
    </style:style>
    <style:style style:name="T102" style:family="text">
      <style:text-properties officeooo:rsid="01794078"/>
    </style:style>
    <style:style style:name="T103" style:family="text">
      <style:text-properties officeooo:rsid="017731fd"/>
    </style:style>
    <style:style style:name="T104" style:family="text">
      <style:text-properties officeooo:rsid="00d04610"/>
    </style:style>
    <style:style style:name="T105" style:family="text">
      <style:text-properties officeooo:rsid="00ef1911"/>
    </style:style>
    <style:style style:name="T106" style:family="text">
      <style:text-properties officeooo:rsid="028cd9a7"/>
    </style:style>
    <style:style style:name="T107" style:family="text">
      <style:text-properties fo:language="en" fo:country="none" style:language-asian="zh" style:country-asian="CN" style:language-complex="hi" style:country-complex="IN"/>
    </style:style>
    <style:style style:name="T108" style:family="text">
      <style:text-properties officeooo:rsid="005f7de5"/>
    </style:style>
    <style:style style:name="T109" style:family="text">
      <style:text-properties officeooo:rsid="01acdb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0" style:family="text">
      <style:text-properties officeooo:rsid="011d67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1" style:family="text">
      <style:text-properties officeooo:rsid="012775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2" style:family="text">
      <style:text-properties officeooo:rsid="00efd567" style:font-size-asian="10pt" style:font-weight-asian="bold" style:font-size-complex="10pt" style:font-weight-complex="bold"/>
    </style:style>
    <style:style style:name="T113" style:family="text">
      <style:text-properties officeooo:rsid="0286ded3"/>
    </style:style>
    <style:style style:name="T114" style:family="text">
      <style:text-properties officeooo:rsid="00610a67"/>
    </style:style>
    <style:style style:name="T115" style:family="text">
      <style:text-properties officeooo:rsid="00bc3a2f"/>
    </style:style>
    <style:style style:name="T116" style:family="text">
      <style:text-properties officeooo:rsid="01f86938"/>
    </style:style>
    <style:style style:name="T117" style:family="text">
      <style:text-properties officeooo:rsid="0096ed6c"/>
    </style:style>
    <style:style style:name="T118" style:family="text">
      <style:text-properties officeooo:rsid="00616d90"/>
    </style:style>
    <style:style style:name="T119" style:family="text">
      <style:text-properties officeooo:rsid="00970e7a"/>
    </style:style>
    <style:style style:name="T120" style:family="text">
      <style:text-properties officeooo:rsid="0097cb0b"/>
    </style:style>
    <style:style style:name="T121" style:family="text">
      <style:text-properties officeooo:rsid="0062bc04"/>
    </style:style>
    <style:style style:name="T122" style:family="text">
      <style:text-properties officeooo:rsid="0207dae6"/>
    </style:style>
    <style:style style:name="T123" style:family="text">
      <style:text-properties officeooo:rsid="020bc67b"/>
    </style:style>
    <style:style style:name="T124" style:family="text">
      <style:text-properties officeooo:rsid="00f6f5b9"/>
    </style:style>
    <style:style style:name="T125" style:family="text">
      <style:text-properties officeooo:rsid="00714c55"/>
    </style:style>
    <style:style style:name="T126" style:family="text">
      <style:text-properties officeooo:rsid="023e30b7"/>
    </style:style>
    <style:style style:name="T127" style:family="text">
      <style:text-properties officeooo:rsid="0024f4eb"/>
    </style:style>
    <style:style style:name="T128" style:family="text">
      <style:text-properties officeooo:rsid="01e6db7c"/>
    </style:style>
    <style:style style:name="T129" style:family="text">
      <style:text-properties officeooo:rsid="00fe497a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fo:font-size="9pt" officeooo:rsid="0100f568" style:font-size-asian="9pt" style:font-size-complex="9pt"/>
    </style:style>
    <style:style style:name="T132" style:family="text">
      <style:text-properties officeooo:rsid="0102a9d2"/>
    </style:style>
    <style:style style:name="T133" style:family="text">
      <style:text-properties officeooo:rsid="01048a43"/>
    </style:style>
    <style:style style:name="T134" style:family="text">
      <style:text-properties officeooo:rsid="0107e0a9"/>
    </style:style>
    <style:style style:name="T135" style:family="text">
      <style:text-properties officeooo:rsid="010b54b0"/>
    </style:style>
    <style:style style:name="T136" style:family="text">
      <style:text-properties officeooo:rsid="010bf986"/>
    </style:style>
    <style:style style:name="T137" style:family="text">
      <style:text-properties officeooo:rsid="0112b82a"/>
    </style:style>
    <style:style style:name="T138" style:family="text">
      <style:text-properties officeooo:rsid="01140258"/>
    </style:style>
    <style:style style:name="T139" style:family="text">
      <style:text-properties officeooo:rsid="0114bae3"/>
    </style:style>
    <style:style style:name="T140" style:family="text">
      <style:text-properties officeooo:rsid="011860dc"/>
    </style:style>
    <style:style style:name="T141" style:family="text">
      <style:text-properties officeooo:rsid="0119b9e8"/>
    </style:style>
    <style:style style:name="T142" style:family="text">
      <style:text-properties officeooo:rsid="011b9bd4"/>
    </style:style>
    <style:style style:name="T143" style:family="text">
      <style:text-properties officeooo:rsid="022120ad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neral</text:h>
      <text:section text:style-name="Sect1" text:name="TextSection">
        <text:h text:style-name="Heading_20_2" text:outline-level="2">Dice</text:h>
        <text:p text:style-name="P50"><text:span text:style-name="T4">Add together </text:span>(Attribute + Ability) d10s, <text:span text:style-name="T137">and roll. </text:span>The number of Successes must be greater or equal to the difficulty of the task.</text:p>
        <text:p text:style-name="P50"><text:span text:style-name="T137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23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46"/>
            </table:table-cell>
            <table:table-cell table:style-name="Table11.B2" office:value-type="string">
              <text:p text:style-name="P21"><text:span text:style-name="T84">Dice</text:span> </text:p>
            </table:table-cell>
            <table:table-cell table:style-name="Table11.C2" office:value-type="string">
              <text:p text:style-name="P22">Difficulty</text:p>
            </table:table-cell>
          </table:table-row>
          <table:table-row table:style-name="Table11.3">
            <table:table-cell table:style-name="Table11.A3" office:value-type="string">
              <text:p text:style-name="P19">Minor</text:p>
            </table:table-cell>
            <table:table-cell table:style-name="Table11.B3" office:value-type="string">
              <text:p text:style-name="P42">±<text:span text:style-name="T85">1</text:span></text:p>
            </table:table-cell>
            <table:table-cell table:style-name="Table11.C3" office:value-type="string">
              <text:p text:style-name="P42"><text:span text:style-name="T86">±</text:span><text:span text:style-name="T85">0</text:span></text:p>
            </table:table-cell>
          </table:table-row>
          <table:table-row table:style-name="Table11.4">
            <table:table-cell table:style-name="Table11.A4" office:value-type="string">
              <text:p text:style-name="P20">Moderate</text:p>
            </table:table-cell>
            <table:table-cell table:style-name="Table11.B4" office:value-type="string">
              <text:p text:style-name="P45"><text:s/><text:span text:style-name="T45">±</text:span><text:span text:style-name="T46">2</text:span></text:p>
            </table:table-cell>
            <table:table-cell table:style-name="Table11.C4" office:value-type="string">
              <text:p text:style-name="P45"><text:s/><text:span text:style-name="T45">±</text:span><text:span text:style-name="T46">1</text:span></text:p>
            </table:table-cell>
          </table:table-row>
          <table:table-row table:style-name="Table11.5">
            <table:table-cell table:style-name="Table11.A3" office:value-type="string">
              <text:p text:style-name="P20">Major</text:p>
            </table:table-cell>
            <table:table-cell table:style-name="Table11.B3" office:value-type="string">
              <text:p text:style-name="P42">±<text:span text:style-name="T87">4</text:span></text:p>
            </table:table-cell>
            <table:table-cell table:style-name="Table11.C3" office:value-type="string">
              <text:p text:style-name="P42">±<text:span text:style-name="T85">2</text:span></text:p>
            </table:table-cell>
          </table:table-row>
        </table:table>
        <text:h text:style-name="P156" text:outline-level="3">Difficulty</text:h>
        <text:list xml:id="list676425032" text:style-name="Exalt_20_Dot">
          <text:list-item>
            <text:p text:style-name="P118"><text:span text:style-name="T48">Difficulty 1 (</text:span><text:span text:style-name="T38">Easy</text:span><text:span text:style-name="T48">)</text:span></text:p>
          </text:list-item>
          <text:list-item>
            <text:p text:style-name="P118"><text:span text:style-name="T48">Difficulty 3 (Typical)</text:span>- <text:span text:style-name="T142">[</text:span><text:span text:style-name="T52">Default]</text:span></text:p>
          </text:list-item>
          <text:list-item>
            <text:p text:style-name="P118"><text:span text:style-name="T48">Difficulty 5</text:span> <text:span text:style-name="T48">(Difficult)</text:span></text:p>
          </text:list-item>
          <text:list-item>
            <text:p text:style-name="P118"><text:span text:style-name="T48">Difficulty 7 (Challenging)</text:span></text:p>
          </text:list-item>
          <text:list-item>
            <text:p text:style-name="P118"><text:span text:style-name="T48">Difficulty 9 (Impossible)</text:span></text:p>
          </text:list-item>
        </text:list>
        <text:h text:style-name="P139" text:outline-level="3">Stunting</text:h>
        <text:p text:style-name="P122">These are cool descriptions of your action, that the Storyteller is encouraged to let happen as described. Additionally, <text:span text:style-name="T140">they may grant 2 Anima for unique and interesting moments.</text:span></text:p>
        <text:h text:style-name="P140" text:outline-level="3">Excellency</text:h>
        <text:p text:style-name="P52">Each Exalt has their own Excellency, which may be performed <text:span text:style-name="T73">after</text:span> the roll is resolved. Doing so causes a gain in Limit.</text:p>
        <text:h text:style-name="P140" text:outline-level="3">Merits</text:h>
        <text:p text:style-name="P17">Merits confer a background fact of a character—something that is true about them and should be considered as part of the story.</text:p>
        <text:p text:style-name="P114"><text:span text:style-name="T6">An</text:span><text:span text:style-name="T7"> (Attribute + Merit Rating) roll may be made, such as (Cha</text:span><text:span text:style-name="T8">risma</text:span><text:span text:style-name="T7"> + Wealth) as an attempt to Bribe.</text:span></text:p>
        <text:h text:style-name="P68" text:outline-level="2">Limit</text:h>
        <text:p text:style-name="P67">Each Character has a character flaw, and their breaking point is measured in Limit. <text:s/>Gain Limit by:</text:p>
        <text:list xml:id="list194138988647955" text:continue-numbering="true" text:style-name="Exalt_20_Dot">
          <text:list-item>
            <text:p text:style-name="P121"><text:span text:style-name="T92">U</text:span>sing the Excellency</text:p>
          </text:list-item>
          <text:list-item>
            <text:p text:style-name="P121">Encountering their detailed flaw trigger.</text:p>
          </text:list-item>
          <text:list-item>
            <text:p text:style-name="P121">Working against their Intimacy.</text:p>
          </text:list-item>
        </text:list>
        <text:p text:style-name="P4"><text:line-break/>Break on 10 Limit, or <text:span text:style-name="T93">e</text:span>arly if encountering a particularly stressful situation. <text:line-break/><text:span text:style-name="T93">(Roll 1d10. If less than current limit, you break.)</text:span></text:p>
        <text:p text:style-name="P18"/>
        <text:h text:style-name="P77" text:outline-level="2">Essence</text:h>
        <text:p text:style-name="P123"><text:span text:style-name="T55">Exalts empower their activities with Motes, </text:span><text:span text:style-name="T57">which regain </text:span><text:span text:style-name="T65">after a full night’s sleep, or 1 per Hour when resting.</text:span></text:p>
        <text:h text:style-name="P141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53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57">Critical Roll</text:p>
            </table:table-cell>
            <table:table-cell table:style-name="Table14.A2" office:value-type="string">
              <text:p text:style-name="P54"><text:span text:style-name="T134">1</text:span> Anima for a roll of 8 Successes or more. <text:s/><text:line-break/><text:span text:style-name="T90">If the roll is 12+, gain </text:span><text:span text:style-name="T138">2</text:span><text:span text:style-name="T90"> Anima.</text:span></text:p>
            </table:table-cell>
          </table:table-row>
          <table:table-row table:style-name="Table14.1">
            <table:table-cell table:style-name="Table14.A3" office:value-type="string">
              <text:p text:style-name="P56">Stunt/Roleplay</text:p>
            </table:table-cell>
            <table:table-cell table:style-name="Table14.A3" office:value-type="string">
              <text:p text:style-name="P55">2 Anima for great stunts and/or roleplay. <text:line-break/><text:span text:style-name="T140">(</text:span><text:span text:style-name="T141">D</text:span><text:span text:style-name="T140">oes not dissipate </text:span><text:span text:style-name="T141">at rest</text:span><text:span text:style-name="T140">)</text:span></text:p>
            </table:table-cell>
          </table:table-row>
          <table:table-row table:style-name="Table14.1">
            <table:table-cell table:style-name="Table14.A2" office:value-type="string">
              <text:p text:style-name="P58">Build Power</text:p>
            </table:table-cell>
            <table:table-cell table:style-name="Table14.A2" office:value-type="string">
              <text:p text:style-name="P157">1 Anima per 2 Successes. <text:line-break/><text:span text:style-name="T141">(Or 1 per 5 minutes in narrative scope).</text:span></text:p>
            </table:table-cell>
          </table:table-row>
        </table:table>
        <text:p text:style-name="P27">May Spend <text:span text:style-name="T139">Anima</text:span>:</text:p>
        <text:list xml:id="list194138290444171" text:continue-numbering="true" text:style-name="Exalt_20_Dot">
          <text:list-item>
            <text:p text:style-name="P120">In place of motes: 1 Anima per 1 Mote</text:p>
          </text:list-item>
          <text:list-item>
            <text:p text:style-name="P120">Exalt/Caste Anima Abilities.</text:p>
          </text:list-item>
          <text:list-item>
            <text:p text:style-name="P120">Empowering more powerful Charms and Powers</text:p>
          </text:list-item>
          <text:list-item>
            <text:p text:style-name="P112">Fueling the Strife—their narrative power that expands past the rules.</text:p>
          </text:list-item>
        </text:list>
        <text:p text:style-name="P115">Anima dissipates on Rest.</text:p>
        <text:h text:style-name="P137" text:outline-level="2">Strifes</text:h>
        <text:p text:style-name="P119">By stunting and spending <text:span text:style-name="T89">3 anima</text:span>, <text:span text:style-name="T89">you may perform and invent a narrative power.</text:span></text:p>
        <text:list xml:id="list194138647882126" text:continue-numbering="true" text:style-name="Exalt_20_Dot">
          <text:list-item>
            <text:p text:style-name="P113">Mimic a charm you do not have.</text:p>
          </text:list-item>
          <text:list-item>
            <text:p text:style-name="P113">Reset limited-use powers.</text:p>
          </text:list-item>
          <text:list-item>
            <text:p text:style-name="P116">Make a narrative change to the world.</text:p>
          </text:list-item>
        </text:list>
        <text:h text:style-name="P145" text:outline-level="3">Anima <text:span text:style-name="T91">Banner</text:span></text:h>
        <text:p text:style-name="P109"><text:span text:style-name="T2">T</text:span><text:span text:style-name="T1">he Anima Banner is an Aesthetic representation of the Exalt’s power.</text:span></text:p>
        <text:p text:style-name="P107"><text:span text:style-name="T2">W</text:span><text:span text:style-name="T1">hen using their powers, the Exalted is bathed in their power, </text:span><text:span text:style-name="T3">the crackling energies surrounding them and forming into a unique expression of their soul—the more power used, the greater and brighter they glow until their individual iconography is showing.</text:span></text:p>
        <text:p text:style-name="P135"><text:span text:style-name="T1">The Exalt may consciously hide their Anima Banner, if needed, though it is still visible on their Spirit.</text:span></text:p>
        <text:h text:style-name="P92" text:outline-level="2">Special rolls</text:h>
        <text:h text:style-name="P146" text:outline-level="3">Teamwork</text:h>
        <text:p text:style-name="P51">By successfully performing an action, may <text:span text:style-name="T130">grant </text:span><text:span text:style-name="T131">+2 dice</text:span><text:span text:style-name="T130"> to another.</text:span></text:p>
        <text:p text:style-name="P47"><text:span text:style-name="T26">A</text:span><text:span text:style-name="T25">nother may help, but +4 dice is the maximum.</text:span></text:p>
        <text:h text:style-name="P147" text:outline-level="3">Group</text:h>
        <text:p text:style-name="P79">When rolling as a group, you may donate <text:span text:style-name="T132">extra</text:span> successes to another character: give up 2 successes to boost the target by 1.</text:p>
        <text:h text:style-name="P148" text:outline-level="3">Contested</text:h>
        <text:p text:style-name="P124">Each Character rolls their dice pool, with the larger roll winning. NPC’s should just take the average of their dice pool.</text:p>
        <text:h text:style-name="P138" text:outline-level="2"><text:span text:style-name="T133">Power </text:span><text:span text:style-name="T71">Types</text:span></text:h>
        <text:list xml:id="list194137268392728" text:continue-numbering="true" text:style-name="Exalt_20_Dot">
          <text:list-item>
            <text:p text:style-name="P127"><text:span text:style-name="T49">Simple</text:span> – Consumes Action</text:p>
          </text:list-item>
          <text:list-item>
            <text:p text:style-name="P129">Supplemental<text:span text:style-name="T56"> – </text:span><text:span text:style-name="T11">Does not consume an action, but must be performed on the turn.</text:span></text:p>
          </text:list-item>
          <text:list-item>
            <text:p text:style-name="P129">Reflexive<text:span text:style-name="T55"> – </text:span><text:span text:style-name="T63">Is done in reaction to a specific condition. Does not consume an action.</text:span></text:p>
          </text:list-item>
          <text:list-item>
            <text:p text:style-name="P125"><text:span text:style-name="T112">Permanent</text:span><text:span text:style-name="T78"> –</text:span><text:span text:style-name="T55"> </text:span><text:span text:style-name="T70">Change to character sheet.</text:span></text:p>
          </text:list-item>
        </text:list>
        <text:h text:style-name="P93" text:outline-level="2">Special Actions</text:h>
        <text:h text:style-name="P149" text:outline-level="3">Influence Intimacy</text:h>
        <text:p text:style-name="P70">Create or suppress an Intimacy or Emotion in a character. This will fade after a couple of hours.</text:p>
        <text:p text:style-name="P70">Influence Emotions grant +/- 1 Resolve—a Moderate modifier.</text:p>
        <text:h text:style-name="P150" text:outline-level="3">Perform Task</text:h>
        <text:p text:style-name="P69">Command another character to perform a task for you. Success depends on the ask:</text:p>
        <text:list xml:id="list194137458699577" text:continue-numbering="true" text:style-name="Exalt_20_Dot">
          <text:list-item>
            <text:p text:style-name="P131"><text:span text:style-name="T24">Inconvenient: </text:span><text:span text:style-name="T42">Normal Roll</text:span></text:p>
          </text:list-item>
          <text:list-item>
            <text:p text:style-name="P131">Serious: <text:span text:style-name="T75">(+</text:span><text:span text:style-name="T76">2</text:span><text:span text:style-name="T75"> Resolve) </text:span><text:span text:style-name="T77">Must Leverage an Emotion or Intimacy to attempt.</text:span></text:p>
          </text:list-item>
          <text:list-item>
            <text:p text:style-name="P130"><text:span text:style-name="T19">Life Changing:</text:span><text:span text:style-name="T15"> </text:span><text:span text:style-name="T18">(+4 Resolve)Must Leverage an Intimacy.</text:span></text:p>
          </text:list-item>
        </text:list>
        <text:h text:style-name="P142" text:outline-level="3">Recall Fact</text:h>
        <text:p text:style-name="P5">Either ask the storyteller a question about the world, or introduce a (self-consistent) fact about the world yourself.</text:p>
        <text:h text:style-name="P143" text:outline-level="3">Read Intentions/Intimacy</text:h>
        <text:p text:style-name="P71"><text:span text:style-name="T14">When the target </text:span><text:span text:style-name="T16">does something</text:span><text:span text:style-name="T20">, you can try to read their intentions and/or intimacy. <text:s/>Ask the storyteller a question </text:span><text:span text:style-name="T17">about the action</text:span><text:span text:style-name="T20">, which they must answer truthfully.</text:span></text:p>
        <text:p text:style-name="P136"><text:span text:style-name="T20">Only the highest-rolling player gets to ask a question.</text:span><text:span text:style-name="T81"><text:line-break/></text:span></text:p>
        <text:p text:style-name="P136"><text:line-break/></text:p>
        <text:h text:style-name="P94" text:outline-level="2">Encounters</text:h>
        <text:h text:style-name="Heading_20_3" text:outline-level="3">Goal</text:h>
        <text:p text:style-name="P72">Every Encounter must have a defined goal to start.</text:p>
        <text:h text:style-name="P151" text:outline-level="3">Key Issues</text:h>
        <text:p text:style-name="P72">On entering an Encounter scene, generate <text:span text:style-name="T49">Key Issues</text:span><text:span text:style-name="T55"> that must be overcome in order to complete the scene. </text:span><text:span text:style-name="T64">(2-3 are suggested, 5 is too many.)</text:span></text:p>
        <table:table table:name="Table28" table:style-name="Table28">
          <table:table-column table:style-name="Table28.A"/>
          <table:table-column table:style-name="Table28.B"/>
          <table:table-row table:style-name="TableLine2718075750432">
            <table:table-cell table:style-name="Table28.A1" table:number-columns-spanned="2" office:value-type="string">
              <text:p text:style-name="P59">Key Issue Complexity</text:p>
            </table:table-cell>
            <table:covered-table-cell/>
          </table:table-row>
          <table:table-row table:style-name="TableLine2718075751248">
            <table:table-cell table:style-name="Table28.A2" office:value-type="string">
              <text:p text:style-name="P60"/>
            </table:table-cell>
            <table:table-cell table:style-name="Table28.A2" office:value-type="string">
              <text:p text:style-name="P61">Actions</text:p>
            </table:table-cell>
          </table:table-row>
          <table:table-row table:style-name="TableLine2718075752336">
            <table:table-cell table:style-name="Table28.A3" office:value-type="string">
              <text:p text:style-name="P63">Simple</text:p>
            </table:table-cell>
            <table:table-cell table:style-name="Table28.B3" office:value-type="float" office:value="1">
              <text:p text:style-name="P64">1</text:p>
            </table:table-cell>
          </table:table-row>
          <table:table-row table:style-name="Table28.4">
            <table:table-cell table:style-name="Table28.A4" office:value-type="string">
              <text:p text:style-name="P63">Average</text:p>
            </table:table-cell>
            <table:table-cell table:style-name="Table28.B4" office:value-type="float" office:value="3">
              <text:p text:style-name="P64">3</text:p>
            </table:table-cell>
          </table:table-row>
          <table:table-row table:style-name="TableLine2718075758864">
            <table:table-cell table:style-name="Table28.A3" office:value-type="string">
              <text:p text:style-name="P63">Difficult</text:p>
            </table:table-cell>
            <table:table-cell table:style-name="Table28.B3" office:value-type="float" office:value="5">
              <text:p text:style-name="P64">5</text:p>
            </table:table-cell>
          </table:table-row>
          <table:table-row table:style-name="Table28.6">
            <table:table-cell table:style-name="Table28.A3" office:value-type="string">
              <text:p text:style-name="P63">Complex</text:p>
            </table:table-cell>
            <table:table-cell table:style-name="Table28.B3" office:value-type="float" office:value="7">
              <text:p text:style-name="P64">7</text:p>
            </table:table-cell>
          </table:table-row>
        </table:table>
        <text:h text:style-name="P151" text:outline-level="3">Complications</text:h>
        <text:p text:style-name="P72">Complications, or changes to the Scene, may be added to the scene between rounds.</text:p>
        <text:p text:style-name="P72">Landslides, change in guard movements, etc. Complications are, in essence the Environment taking an action.</text:p>
        <text:h text:style-name="P144" text:outline-level="3">Consequences</text:h>
        <text:p text:style-name="P72">There <text:span text:style-name="T1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72">An antagonist will often have <text:span text:style-name="T1">the same, or their</text:span> own, parallel Key Issues that they are working on. <text:s/><text:span text:style-name="T96">Work on a Key Issue can be </text:span><text:span text:style-name="T50">Sabotaged</text:span><text:span text:style-name="T58">, to knock back the other’s progress.</text:span></text:p>
        <text:h text:style-name="P152" text:outline-level="3">Adding/Changing Goals</text:h>
        <text:p text:style-name="P110">This generates a new Key Issue.</text:p>
        <text:h text:style-name="P153" text:outline-level="3">Encounter End</text:h>
        <text:p text:style-name="P73">Encounters end when all Key Issues are claimed, or have become moot. </text:p>
        <text:p text:style-name="P6">If a Goal’s Key Issues are completely controlled by one side, they will achieve their Goal.</text:p>
        <text:p text:style-name="P6">A Goal with split Key Issue control will find they have a <text:span text:style-name="T72">partial</text:span> victory—they do not get the full Goal they wanted, but they do not get nothing at all.</text:p>
        <text:h text:style-name="P95" text:outline-level="2"/>
        <text:h text:style-name="P96" text:outline-level="2">Projects</text:h>
        <text:h text:style-name="P153" text:outline-level="3">Resources</text:h>
        <text:p text:style-name="P108"><text:span text:style-name="T55">A Resource is consumed per dot of Merit, or Scale of World Project. </text:span><text:span text:style-name="T51">1 Resource </text:span><text:span text:style-name="T59">is roughly equivalent to:</text:span></text:p>
        <text:list xml:id="list194138459006228" text:continue-numbering="true" text:style-name="Exalt_20_Dot">
          <text:list-item>
            <text:p text:style-name="P132"><text:span text:style-name="T59">A </text:span><text:span text:style-name="T55">highly-successful Merchant route.</text:span></text:p>
          </text:list-item>
          <text:list-item>
            <text:p text:style-name="P117">An entire village’s worth of manpower for a month.</text:p>
          </text:list-item>
          <text:list-item>
            <text:p text:style-name="P117">A favor from a very powerful person.</text:p>
          </text:list-item>
        </text:list>
        <text:h text:style-name="P153" text:outline-level="3">Keystones</text:h>
        <text:p text:style-name="P74"><text:span text:style-name="T96">Keystones are specific plot-related concepts that </text:span><text:span text:style-name="T74">must be actively sought out</text:span><text:span text:style-name="T95">. They are used for Scale 4 and 5 Projects.</text:span></text:p>
        <text:h text:style-name="Heading_20_3" text:outline-level="3">Project Scale</text:h>
        <text:p text:style-name="P105">The Scale of a Merit Project is equal to its dots. The Scale of a World Project is as follows:</text:p>
        <table:table table:name="Table42" table:style-name="Table42">
          <table:table-column table:style-name="Table42.A"/>
          <table:table-column table:style-name="Table42.B"/>
          <table:table-row table:style-name="Table42.1">
            <table:table-cell table:style-name="Table42.A1" table:number-columns-spanned="2" office:value-type="string">
              <text:p text:style-name="P11">Project<text:span text:style-name="T97">s</text:span></text:p>
            </table:table-cell>
            <table:covered-table-cell/>
          </table:table-row>
          <table:table-row table:style-name="Table42.2">
            <table:table-cell table:style-name="Table42.A2" office:value-type="string">
              <text:p text:style-name="P13">Scale</text:p>
            </table:table-cell>
            <table:table-cell table:style-name="Table42.B2" office:value-type="string">
              <text:p text:style-name="P49"><text:span text:style-name="T98">Project </text:span>Affects Population/<text:span text:style-name="T99">Terrain </text:span></text:p>
            </table:table-cell>
          </table:table-row>
          <table:table-row table:style-name="Table42.2">
            <table:table-cell table:style-name="Table42.A3" office:value-type="string">
              <text:p text:style-name="P28">1</text:p>
            </table:table-cell>
            <table:table-cell table:style-name="Table42.B3" office:value-type="string">
              <text:p text:style-name="P28">Village</text:p>
            </table:table-cell>
          </table:table-row>
          <table:table-row table:style-name="Table42.2">
            <table:table-cell table:style-name="Table42.A4" office:value-type="string">
              <text:p text:style-name="P31">2</text:p>
            </table:table-cell>
            <table:table-cell table:style-name="Table42.B4" office:value-type="string">
              <text:p text:style-name="P31">Town</text:p>
            </table:table-cell>
          </table:table-row>
          <table:table-row table:style-name="Table42.2">
            <table:table-cell table:style-name="Table42.A3" office:value-type="string">
              <text:p text:style-name="P28">3</text:p>
            </table:table-cell>
            <table:table-cell table:style-name="Table42.B3" office:value-type="string">
              <text:p text:style-name="P28">City</text:p>
            </table:table-cell>
          </table:table-row>
          <table:table-row table:style-name="Table42.2">
            <table:table-cell table:style-name="Table42.A4" office:value-type="string">
              <text:p text:style-name="P31">4</text:p>
            </table:table-cell>
            <table:table-cell table:style-name="Table42.B4" office:value-type="string">
              <text:p text:style-name="P31">Prefecture</text:p>
            </table:table-cell>
          </table:table-row>
          <table:table-row table:style-name="Table42.2">
            <table:table-cell table:style-name="Table42.A3" office:value-type="string">
              <text:p text:style-name="P28">5</text:p>
            </table:table-cell>
            <table:table-cell table:style-name="Table42.B3" office:value-type="string">
              <text:p text:style-name="P28">Province</text:p>
            </table:table-cell>
          </table:table-row>
        </table:table>
        <text:p text:style-name="P75"><text:span text:style-name="T21">Unnatural/</text:span><text:span text:style-name="T23">Significant opp</text:span><text:span text:style-name="T9"> Increase the scale </text:span><text:span text:style-name="T12">of a project</text:span><text:span text:style-name="T9"> by +1, while</text:span><text:span text:style-name="T21"> Supernatural/</text:span><text:span text:style-name="T22">Overwhelmingly opposed</text:span><text:span text:style-name="T9"> increases the scale by +2.</text:span><text:span text:style-name="T49"> </text:span></text:p>
        <table:table table:name="Table41" table:style-name="Table41">
          <table:table-column table:style-name="Table41.A"/>
          <table:table-column table:style-name="Table41.B"/>
          <table:table-row table:style-name="Table41.1">
            <table:table-cell table:style-name="Table41.A1" table:number-columns-spanned="2" office:value-type="string">
              <text:p text:style-name="P14">Obstructions</text:p>
            </table:table-cell>
            <table:covered-table-cell/>
          </table:table-row>
          <table:table-row table:style-name="Table41.1">
            <table:table-cell table:style-name="Table41.A2" office:value-type="string">
              <text:p text:style-name="P7">1<text:span text:style-name="T100">2</text:span><text:span text:style-name="T101">+</text:span></text:p>
            </table:table-cell>
            <table:table-cell table:style-name="Table41.A2" office:value-type="string">
              <text:p text:style-name="P8"><text:span text:style-name="T48">Critical Success. </text:span><text:span text:style-name="T61">Gain 1 Resource.</text:span></text:p>
            </table:table-cell>
          </table:table-row>
          <table:table-row table:style-name="Table41.1">
            <table:table-cell table:style-name="Table41.A3" office:value-type="string">
              <text:p text:style-name="P29"><text:span text:style-name="T102">10</text:span>-1<text:span text:style-name="T100">1</text:span></text:p>
            </table:table-cell>
            <table:table-cell table:style-name="Table41.B3" office:value-type="string">
              <text:p text:style-name="P16">Success</text:p>
            </table:table-cell>
          </table:table-row>
          <table:table-row table:style-name="Table41.1">
            <table:table-cell table:style-name="Table41.A2" office:value-type="string">
              <text:p text:style-name="P7"><text:span text:style-name="T102">6</text:span>-<text:span text:style-name="T102">9</text:span></text:p>
            </table:table-cell>
            <table:table-cell table:style-name="Table41.A2" office:value-type="string">
              <text:p text:style-name="P8"><text:span text:style-name="T36">Alteration.</text:span> <text:span text:style-name="T103">Describe how the project is changed—the end goal remains the same.</text:span></text:p>
            </table:table-cell>
          </table:table-row>
          <table:table-row table:style-name="Table41.1">
            <table:table-cell table:style-name="Table41.A5" office:value-type="string">
              <text:p text:style-name="P7"><text:span text:style-name="T102">4</text:span>-<text:span text:style-name="T102">5</text:span></text:p>
            </table:table-cell>
            <table:table-cell table:style-name="Table41.B5" office:value-type="string">
              <text:p text:style-name="P8"><text:span text:style-name="T60">A </text:span><text:span text:style-name="T48">Problem </text:span><text:span text:style-name="T60">happens. </text:span><text:span text:style-name="T61">Describe how your character solves it, but is strained.</text:span></text:p>
            </table:table-cell>
          </table:table-row>
          <table:table-row table:style-name="Table41.1">
            <table:table-cell table:style-name="Table41.A6" office:value-type="string">
              <text:p text:style-name="P8"><text:span text:style-name="T104">0</text:span>-<text:span text:style-name="T102">3</text:span></text:p>
            </table:table-cell>
            <table:table-cell table:style-name="Table41.B6" office:value-type="string">
              <text:p text:style-name="P8"><text:span text:style-name="T48">Major Problem</text:span>: The project is in <text:span text:style-name="T72">dire straits</text:span>, a<text:span text:style-name="T33">nd requires some </text:span><text:span text:style-name="T39">sacrifice</text:span><text:span text:style-name="T40">.</text:span></text:p>
            </table:table-cell>
          </table:table-row>
        </table:table>
        <text:h text:style-name="P154" text:outline-level="3"><text:span text:style-name="T81">Repairing/</text:span><text:span text:style-name="T82">Altering</text:span></text:h>
        <text:p text:style-name="P15">Minor decreases the scale by 2.<text:line-break/>Moderate decreases the scale by 1.<text:line-break/>Major does not change the scale.</text:p>
        <text:h text:style-name="Heading_20_2" text:outline-level="2">Magnitudes</text:h>
        <table:table table:name="Table18" table:style-name="Table18">
          <table:table-column table:style-name="Table18.A"/>
          <table:table-column table:style-name="Table18.B" table:number-columns-repeated="2"/>
          <table:table-column table:style-name="Table18.D"/>
          <table:table-row table:style-name="Table18.1">
            <table:table-cell table:style-name="Table18.A1" table:number-columns-spanned="4" office:value-type="string">
              <text:p text:style-name="P66">Group Magnitudes</text:p>
            </table:table-cell>
            <table:covered-table-cell/>
            <table:covered-table-cell/>
            <table:covered-table-cell/>
          </table:table-row>
          <table:table-row table:style-name="Table18.1">
            <table:table-cell table:style-name="Table18.A2" office:value-type="string">
              <text:p text:style-name="P9"/>
            </table:table-cell>
            <table:table-cell table:style-name="Table18.B2" office:value-type="string">
              <text:p text:style-name="P24">Pop.</text:p>
            </table:table-cell>
            <table:table-cell table:style-name="Table18.C2" office:value-type="string">
              <text:p text:style-name="P9"><text:span text:style-name="T106">Common </text:span>Name</text:p>
            </table:table-cell>
            <table:table-cell table:style-name="Table18.D2" office:value-type="string">
              <text:p text:style-name="P100"><text:span text:style-name="T81">Military Designation</text:span><text:span text:style-name="T83">s</text:span></text:p>
            </table:table-cell>
          </table:table-row>
          <table:table-row table:style-name="Table18.1">
            <table:table-cell table:style-name="Table18.A3" office:value-type="string">
              <text:p text:style-name="P158">0</text:p>
            </table:table-cell>
            <table:table-cell table:style-name="Table18.B3" office:value-type="string">
              <text:p text:style-name="P8">1</text:p>
            </table:table-cell>
            <table:table-cell table:style-name="Table18.B3" office:value-type="string">
              <text:p text:style-name="P8">Individual</text:p>
            </table:table-cell>
            <table:table-cell table:style-name="Table18.A3" office:value-type="string">
              <text:p text:style-name="P8">-</text:p>
            </table:table-cell>
          </table:table-row>
          <table:table-row table:style-name="Table18.1">
            <table:table-cell table:style-name="Table18.A4" office:value-type="string">
              <text:p text:style-name="P158">1</text:p>
            </table:table-cell>
            <table:table-cell table:style-name="Table18.B4" office:value-type="string">
              <text:p text:style-name="P8">10</text:p>
            </table:table-cell>
            <table:table-cell table:style-name="Table18.C4" office:value-type="string">
              <text:p text:style-name="P8">Party/Group</text:p>
            </table:table-cell>
            <table:table-cell table:style-name="Table18.D4" office:value-type="string">
              <text:p text:style-name="P8">Squad<text:line-break/><text:span text:style-name="T105">(Fang)</text:span></text:p>
            </table:table-cell>
          </table:table-row>
          <table:table-row table:style-name="Table18.1">
            <table:table-cell table:style-name="Table18.A3" office:value-type="string">
              <text:p text:style-name="P158">2</text:p>
            </table:table-cell>
            <table:table-cell table:style-name="Table18.B3" office:value-type="string">
              <text:p text:style-name="P8">50</text:p>
            </table:table-cell>
            <table:table-cell table:style-name="Table18.B3" office:value-type="string">
              <text:p text:style-name="P8">Crowd</text:p>
            </table:table-cell>
            <table:table-cell table:style-name="Table18.A3" office:value-type="string">
              <text:p text:style-name="P8">Troop<text:line-break/><text:span text:style-name="T105">(Scale)</text:span></text:p>
            </table:table-cell>
          </table:table-row>
          <table:table-row table:style-name="Table18.1">
            <table:table-cell table:style-name="Table18.A6" office:value-type="string">
              <text:p text:style-name="P158">3</text:p>
            </table:table-cell>
            <table:table-cell table:style-name="Table18.B6" office:value-type="string">
              <text:p text:style-name="P8">100</text:p>
            </table:table-cell>
            <table:table-cell table:style-name="Table18.C6" office:value-type="string">
              <text:p text:style-name="P8">Hamlet</text:p>
            </table:table-cell>
            <table:table-cell table:style-name="Table18.D6" office:value-type="string">
              <text:p text:style-name="P8">Company<text:line-break/><text:span text:style-name="T105">(Talon)</text:span></text:p>
            </table:table-cell>
          </table:table-row>
          <table:table-row table:style-name="Table18.1">
            <table:table-cell table:style-name="Table18.A3" office:value-type="string">
              <text:p text:style-name="P158">4</text:p>
            </table:table-cell>
            <table:table-cell table:style-name="Table18.B3" office:value-type="string">
              <text:p text:style-name="P8">500</text:p>
            </table:table-cell>
            <table:table-cell table:style-name="Table18.B3" office:value-type="string">
              <text:p text:style-name="P8">Village</text:p>
            </table:table-cell>
            <table:table-cell table:style-name="Table18.A3" office:value-type="string">
              <text:p text:style-name="P8">Battalion<text:line-break/><text:span text:style-name="T105">(Wing)</text:span> </text:p>
            </table:table-cell>
          </table:table-row>
          <table:table-row table:style-name="Table18.1">
            <table:table-cell table:style-name="Table18.A8" office:value-type="string">
              <text:p text:style-name="P160">5</text:p>
            </table:table-cell>
            <table:table-cell table:style-name="Table18.B8" office:value-type="string">
              <text:p text:style-name="P8">1,000</text:p>
            </table:table-cell>
            <table:table-cell table:style-name="Table18.C8" office:value-type="string">
              <text:p text:style-name="P8">Town</text:p>
            </table:table-cell>
            <table:table-cell table:style-name="Table18.D8" office:value-type="string">
              <text:p text:style-name="P8">Regiment<text:line-break/><text:span text:style-name="T105">(Dragon)</text:span></text:p>
            </table:table-cell>
          </table:table-row>
          <table:table-row table:style-name="Table18.1">
            <table:table-cell table:style-name="Table18.A3" office:value-type="string">
              <text:p text:style-name="P160">6</text:p>
            </table:table-cell>
            <table:table-cell table:style-name="Table18.B3" office:value-type="string">
              <text:p text:style-name="P8">10,000</text:p>
            </table:table-cell>
            <table:table-cell table:style-name="Table18.B3" office:value-type="string">
              <text:p text:style-name="P8">City</text:p>
            </table:table-cell>
            <table:table-cell table:style-name="Table18.A3" office:value-type="string">
              <text:p text:style-name="P8">Army<text:line-break/><text:span text:style-name="T105">(Legion)</text:span></text:p>
            </table:table-cell>
          </table:table-row>
          <table:table-row table:style-name="Table18.1">
            <table:table-cell table:style-name="Table18.A10" office:value-type="string">
              <text:p text:style-name="P160">7</text:p>
            </table:table-cell>
            <table:table-cell table:style-name="Table18.B10" office:value-type="string">
              <text:p text:style-name="P8">100,000</text:p>
            </table:table-cell>
            <table:table-cell table:style-name="Table18.C10" office:value-type="string">
              <text:p text:style-name="P8">Prefecture</text:p>
            </table:table-cell>
            <table:table-cell table:style-name="Table18.D10" office:value-type="string">
              <text:p text:style-name="P8">-</text:p>
            </table:table-cell>
          </table:table-row>
          <table:table-row table:style-name="Table18.1">
            <table:table-cell table:style-name="Table18.A11" office:value-type="string">
              <text:p text:style-name="P160">8</text:p>
            </table:table-cell>
            <table:table-cell table:style-name="Table18.B11" office:value-type="string">
              <text:p text:style-name="P8">1,000,000</text:p>
            </table:table-cell>
            <table:table-cell table:style-name="Table18.C11" office:value-type="string">
              <text:p text:style-name="P8">Province</text:p>
            </table:table-cell>
            <table:table-cell table:style-name="Table18.D11" office:value-type="string">
              <text:p text:style-name="P8">-</text:p>
            </table:table-cell>
          </table:table-row>
        </table:table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table:number-columns-spanned="2" office:value-type="string">
              <text:p text:style-name="P12">Time Magnitudes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10">Scale</text:p>
            </table:table-cell>
            <table:table-cell table:style-name="Table19.B2" office:value-type="string">
              <text:p text:style-name="P9">Name</text:p>
            </table:table-cell>
          </table:table-row>
          <table:table-row table:style-name="Table19.1">
            <table:table-cell table:style-name="Table19.A3" office:value-type="string">
              <text:p text:style-name="P159">0</text:p>
            </table:table-cell>
            <table:table-cell table:style-name="Table19.A3" office:value-type="string">
              <text:p text:style-name="P8">Second (Instant)</text:p>
            </table:table-cell>
          </table:table-row>
          <table:table-row table:style-name="Table19.4">
            <table:table-cell table:style-name="Table19.A4" office:value-type="string">
              <text:p text:style-name="P159">1</text:p>
            </table:table-cell>
            <table:table-cell table:style-name="Table19.B4" office:value-type="string">
              <text:p text:style-name="P8">Minute (Moment)</text:p>
            </table:table-cell>
          </table:table-row>
          <table:table-row table:style-name="Table19.1">
            <table:table-cell table:style-name="Table19.A3" office:value-type="string">
              <text:p text:style-name="P159">2</text:p>
            </table:table-cell>
            <table:table-cell table:style-name="Table19.A3" office:value-type="string">
              <text:p text:style-name="P8">Hour</text:p>
            </table:table-cell>
          </table:table-row>
          <table:table-row table:style-name="Table19.1">
            <table:table-cell table:style-name="Table19.A6" office:value-type="string">
              <text:p text:style-name="P159">3</text:p>
            </table:table-cell>
            <table:table-cell table:style-name="Table19.B6" office:value-type="string">
              <text:p text:style-name="P8">Day</text:p>
            </table:table-cell>
          </table:table-row>
          <table:table-row table:style-name="Table19.1">
            <table:table-cell table:style-name="Table19.A3" office:value-type="string">
              <text:p text:style-name="P159">4</text:p>
            </table:table-cell>
            <table:table-cell table:style-name="Table19.A3" office:value-type="string">
              <text:p text:style-name="P8">Week</text:p>
            </table:table-cell>
          </table:table-row>
          <table:table-row table:style-name="Table19.1">
            <table:table-cell table:style-name="Table19.A8" office:value-type="string">
              <text:p text:style-name="P159">5</text:p>
            </table:table-cell>
            <table:table-cell table:style-name="Table19.B8" office:value-type="string">
              <text:p text:style-name="P8">Month</text:p>
            </table:table-cell>
          </table:table-row>
          <table:table-row table:style-name="Table19.1">
            <table:table-cell table:style-name="Table19.A3" office:value-type="string">
              <text:p text:style-name="P159">6</text:p>
            </table:table-cell>
            <table:table-cell table:style-name="Table19.A3" office:value-type="string">
              <text:p text:style-name="P8">Season</text:p>
            </table:table-cell>
          </table:table-row>
          <table:table-row table:style-name="Table19.1">
            <table:table-cell table:style-name="Table19.A10" office:value-type="string">
              <text:p text:style-name="P159">7</text:p>
            </table:table-cell>
            <table:table-cell table:style-name="Table19.B10" office:value-type="string">
              <text:p text:style-name="P8">Year</text:p>
            </table:table-cell>
          </table:table-row>
          <table:table-row table:style-name="Table19.1">
            <table:table-cell table:style-name="Table19.A11" office:value-type="string">
              <text:p text:style-name="P161">8</text:p>
            </table:table-cell>
            <table:table-cell table:style-name="Table19.B11" office:value-type="string">
              <text:p text:style-name="P8">Decade</text:p>
            </table:table-cell>
          </table:table-row>
          <table:table-row table:style-name="Table19.1">
            <table:table-cell table:style-name="Table19.A12" office:value-type="string">
              <text:p text:style-name="P160">9</text:p>
            </table:table-cell>
            <table:table-cell table:style-name="Table19.B12" office:value-type="string">
              <text:p text:style-name="P8">Century</text:p>
            </table:table-cell>
          </table:table-row>
        </table:table>
      </text:section>
      <text:h text:style-name="P90" text:outline-level="1">Combat<text:span text:style-name="T47"> </text:span></text:h>
      <text:section text:style-name="Sect2" text:name="Section1">
        <text:h text:style-name="Heading_20_2" text:outline-level="2"><text:span text:style-name="T107">Combat </text:span><text:span text:style-name="T88">Actions</text:span></text:h>
        <text:p text:style-name="P83">Characters may perform a Maneuver and Strike, or two Maneuvers.</text:p>
        <text:p text:style-name="P83">There is a hard limit of <text:span text:style-name="T49">3 Actions</text:span></text:p>
        <text:h text:style-name="Heading_20_3" text:outline-level="3">Order</text:h>
        <text:list xml:id="list194138741686942" text:continue-numbering="true" text:style-name="Exalt_20_Dot">
          <text:list-item>
            <text:p text:style-name="P133">Storyteller chooses first player, or asks for a roll. (such as Wits + Awareness)</text:p>
          </text:list-item>
          <text:list-item>
            <text:p text:style-name="P120">Call on next person <text:span text:style-name="T135">on your team</text:span> to act, <text:span text:style-name="T135">until none are left. </text:span><text:span text:style-name="T136">Then other side goes</text:span><text:span text:style-name="T135">.</text:span></text:p>
          </text:list-item>
        </text:list>
        <text:h text:style-name="Heading_20_3" text:outline-level="3">Holding Action</text:h>
        <text:p text:style-name="P83">May hold an action for a <text:span text:style-name="T73">specific event</text:span><text:span text:style-name="T94">. If it does not happen, the turn is lost.</text:span></text:p>
        <text:h text:style-name="P155" text:outline-level="3">Maneuvers</text:h>
        <text:p text:style-name="P83">Maneuvers are any <text:span text:style-name="T73">normal action</text:span><text:span text:style-name="T94"> taken during the course of combat, such as moving.</text:span></text:p>
        <text:p text:style-name="P106">Maneuvers cannot deal damage.</text:p>
        <text:h text:style-name="Heading_20_3" text:outline-level="3">Decisive Strike</text:h>
        <text:p text:style-name="P48"><text:span text:style-name="T44">A</text:span><text:span text:style-name="T43">ttack with an appropriate<text:line-break/>(Attribute + Ability) dice pool, adding (Weapon Acc).</text:span></text:p>
        <text:p text:style-name="P25">If it matches or exceeds <text:span text:style-name="T124">Defense</text:span>, you hit and deal <text:line-break/>(<text:span text:style-name="T129">Base</text:span> + Weapon Dmg)</text:p>
        <text:p text:style-name="P26">Base damage is the highest of Strength, Dexterity, or Essence.</text:p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91"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91"/>
            </table:table-cell>
            <table:table-cell table:style-name="Table40.B2" office:value-type="string">
              <text:p text:style-name="P34"><text:span text:style-name="T125">Block</text:span> </text:p>
            </table:table-cell>
            <table:table-cell table:style-name="Table40.C2" office:value-type="string">
              <text:p text:style-name="P103">Evasion </text:p>
            </table:table-cell>
          </table:table-row>
          <table:table-row table:style-name="Table40.3">
            <table:table-cell table:style-name="Table40.A3" office:value-type="string">
              <text:p text:style-name="P43">No Armor</text:p>
            </table:table-cell>
            <table:table-cell table:style-name="Table40.B3" office:value-type="string">
              <text:p text:style-name="P33">+0</text:p>
            </table:table-cell>
            <table:table-cell table:style-name="Table40.C3" office:value-type="string">
              <text:p text:style-name="P33">+0</text:p>
            </table:table-cell>
          </table:table-row>
          <table:table-row table:style-name="Table40.4">
            <table:table-cell table:style-name="Table40.A4" office:value-type="string">
              <text:p text:style-name="P101">Light</text:p>
            </table:table-cell>
            <table:table-cell table:style-name="Table40.B4" office:value-type="string">
              <text:p text:style-name="P102"><text:s/>-<text:span text:style-name="T126">1</text:span></text:p>
            </table:table-cell>
            <table:table-cell table:style-name="Table40.C4" office:value-type="string">
              <text:p text:style-name="P102"><text:s/>+1</text:p>
            </table:table-cell>
          </table:table-row>
          <table:table-row table:style-name="Table40.5">
            <table:table-cell table:style-name="Table40.A3" office:value-type="string">
              <text:p text:style-name="P98">Medium</text:p>
            </table:table-cell>
            <table:table-cell table:style-name="Table40.B3" office:value-type="string">
              <text:p text:style-name="P99">+<text:span text:style-name="T127">1</text:span></text:p>
            </table:table-cell>
            <table:table-cell table:style-name="Table40.C3" office:value-type="string">
              <text:p text:style-name="P104">-<text:span text:style-name="T128">1</text:span></text:p>
            </table:table-cell>
          </table:table-row>
          <table:table-row table:style-name="Table40.1">
            <table:table-cell table:style-name="Table40.A6" office:value-type="string">
              <text:p text:style-name="P44">Heavy</text:p>
            </table:table-cell>
            <table:table-cell table:style-name="Table40.B6" office:value-type="string">
              <text:p text:style-name="P44">+<text:span text:style-name="T127">2</text:span></text:p>
            </table:table-cell>
            <table:table-cell table:style-name="Table40.C6" office:value-type="string">
              <text:p text:style-name="P44">-<text:span text:style-name="T128">2</text:span></text:p>
            </table:table-cell>
          </table:table-row>
        </table:table>
        <text:h text:style-name="Heading_20_3" text:outline-level="3">Weapons</text:h>
        <text:p text:style-name="P89">Mundane Weapons have 3 points to spend, such as:</text:p>
        <text:list xml:id="list194139185877495" text:continue-numbering="true" text:style-name="Exalt_20_Dot">
          <text:list-item>
            <text:p text:style-name="P134"><text:span text:style-name="T49">(X) Accurate</text:span>: +X dice</text:p>
          </text:list-item>
          <text:list-item>
            <text:p text:style-name="P134"><text:span text:style-name="T49">(X) Damaging:</text:span> +X damage</text:p>
          </text:list-item>
          <text:list-item>
            <text:p text:style-name="P134"><text:span text:style-name="T49">(1) Ranged:</text:span> Attack across zone.</text:p>
          </text:list-item>
          <text:list-item>
            <text:p text:style-name="P134"><text:span text:style-name="T49">(3) Long Ranged:</text:span> Attack across 2 zones</text:p>
          </text:list-item>
        </text:list>
        <text:h text:style-name="P97" text:outline-level="2">Zones</text:h>
        <text:p text:style-name="P83">The combat field is split into distinct zones—which should reflect the battlefield. All characters can attack each other in the same zone.</text:p>
        <text:p text:style-name="P83">Ranged attacks can cross zone boundaries, so long as there is a reasonable path between.</text:p>
        <text:p text:style-name="P83">Moving between zones is a maneuver (typically dice-less).</text:p>
        <text:h text:style-name="P78" text:outline-level="2">Minor Characters</text:h>
        <text:p text:style-name="P76">Minor Characters, especially those that cannot alone damage their foes will naturally fall into Groups.</text:p>
        <text:p text:style-name="P76">Groups act as a single character, but gain the following bonus based on their Group Magnitude:</text:p>
        <text:list xml:id="list194138856663244" text:continue-numbering="true" text:style-name="Exalt_20_Dot">
          <text:list-item>
            <text:p text:style-name="P133">Add 5 Health for every Magnitude Scale increment.</text:p>
          </text:list-item>
          <text:list-item>
            <text:p text:style-name="P133">Add 1 Damage, 1 Accuracy, and +1 Dice on an action for every Magnitude Scale increment</text:p>
          </text:list-item>
        </text:list>
        <table:table table:name="Table51" table:style-name="Table51">
          <table:table-column table:style-name="Table51.A"/>
          <table:table-column table:style-name="Table51.B"/>
          <table:table-row table:style-name="TableLine2718243030832">
            <table:table-cell table:style-name="Table51.A1" table:number-columns-spanned="2" office:value-type="string">
              <text:p text:style-name="P62">Environmental Damage</text:p>
            </table:table-cell>
            <table:covered-table-cell/>
          </table:table-row>
          <table:table-row table:style-name="TableLine2718243039536">
            <table:table-cell table:style-name="Table51.A2" office:value-type="string">
              <text:p text:style-name="P65">Light</text:p>
            </table:table-cell>
            <table:table-cell table:style-name="Table51.B2" office:value-type="float" office:value="3">
              <text:p text:style-name="P65">3</text:p>
            </table:table-cell>
          </table:table-row>
          <table:table-row table:style-name="TableLine2718243035728">
            <table:table-cell table:style-name="Table51.A3" office:value-type="string">
              <text:p text:style-name="P65">Medium</text:p>
            </table:table-cell>
            <table:table-cell table:style-name="Table51.B3" office:value-type="float" office:value="5">
              <text:p text:style-name="P65">5</text:p>
            </table:table-cell>
          </table:table-row>
          <table:table-row table:style-name="TableLine2718243036816">
            <table:table-cell table:style-name="Table51.A2" office:value-type="string">
              <text:p text:style-name="P65">Heavy</text:p>
            </table:table-cell>
            <table:table-cell table:style-name="Table51.B2" office:value-type="float" office:value="7">
              <text:p text:style-name="P65">7</text:p>
            </table:table-cell>
          </table:table-row>
          <table:table-row table:style-name="TableLine2718243028656">
            <table:table-cell table:style-name="Table51.A2" office:value-type="string">
              <text:p text:style-name="P65">Oppressive</text:p>
            </table:table-cell>
            <table:table-cell table:style-name="Table51.B2" office:value-type="float" office:value="9">
              <text:p text:style-name="P65">9</text:p>
            </table:table-cell>
          </table:table-row>
        </table:table>
        <text:h text:style-name="P88" text:outline-level="2">Defeat</text:h>
        <text:p text:style-name="P87">Characters at <text:span text:style-name="T49">5 Health</text:span><text:span text:style-name="T55"> will start to want to surrender.</text:span></text:p>
        <text:p text:style-name="P87"><text:span text:style-name="T55">Gain </text:span><text:span text:style-name="T49">1 Limit</text:span><text:span text:style-name="T55"> for being defe</text:span><text:span text:style-name="T62">a</text:span><text:span text:style-name="T55">ted.</text:span></text:p>
        <text:h text:style-name="P86" text:outline-level="2">Healing</text:h>
        <text:p text:style-name="P85"><text:span text:style-name="T53">1</text:span><text:span text:style-name="T54">5</text:span><text:span text:style-name="T53"> Points</text:span><text:span text:style-name="T68"> of Health are regained after a full night’s rest, or </text:span><text:span text:style-name="T54">2</text:span><text:span text:style-name="T53"> point</text:span><text:span text:style-name="T54">s</text:span><text:span text:style-name="T68"> per hour </text:span><text:span text:style-name="T13">while resting.</text:span></text:p>
        <text:h text:style-name="Heading_20_2" text:outline-level="2">Cheat Death</text:h>
        <text:p text:style-name="P84">Characters may cheat death, but must take a <text:span text:style-name="T73">permanent disadvantage</text:span><text:span text:style-name="T94"> for doing so—such as loss of merit, change in intimacy, or other such dramatic change.</text:span></text:p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82"><text:span text:style-name="T27">Sample</text:span><text:span text:style-name="T28"> </text:span><text:span text:style-name="T29">Maneuver </text:span><text:span text:style-name="T30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82">Name</text:p>
            </table:table-cell>
            <table:table-cell table:style-name="Table36.B2" office:value-type="string">
              <text:p text:style-name="P82">Difficulty</text:p>
            </table:table-cell>
            <table:table-cell table:style-name="Table36.C2" office:value-type="string">
              <text:p text:style-name="P82">Description</text:p>
            </table:table-cell>
          </table:table-row>
          <table:table-row table:style-name="Table36.1">
            <table:table-cell table:style-name="Table36.A3" office:value-type="string">
              <text:p text:style-name="P81">Knockback /</text:p>
              <text:p text:style-name="P81">Pull /</text:p>
            </table:table-cell>
            <table:table-cell table:style-name="Table36.B3" office:value-type="string">
              <text:p text:style-name="P35">Block</text:p>
            </table:table-cell>
            <table:table-cell table:style-name="Table36.B3" office:value-type="string">
              <text:p text:style-name="P81">Moves the target <text:span text:style-name="T108">up to</text:span> one <text:span text:style-name="T108">Zone.</text:span></text:p>
            </table:table-cell>
          </table:table-row>
          <table:table-row table:style-name="Table36.1">
            <table:table-cell table:style-name="Table36.A5" office:value-type="string">
              <text:p text:style-name="P35">Hold/</text:p>
              <text:p text:style-name="P36">Grapple/</text:p>
              <text:p text:style-name="P36">Restrain</text:p>
            </table:table-cell>
            <table:table-cell table:style-name="Table36.B5" office:value-type="string">
              <text:p text:style-name="P81">Evasion</text:p>
            </table:table-cell>
            <table:table-cell table:style-name="Table36.C5" office:value-type="string">
              <text:p text:style-name="P81"><text:span text:style-name="T35">Note the number of Successes rolled. The target must make a roll against that number as a difficulty, or else be unable to move.</text:span><text:span text:style-name="T31"><text:line-break/></text:span><text:span text:style-name="T32">This lasts until your next action.</text:span></text:p>
            </table:table-cell>
          </table:table-row>
          <table:table-row table:style-name="Table36.1">
            <table:table-cell table:style-name="Table36.A5" office:value-type="string">
              <text:p text:style-name="P35">Keep Pace/</text:p>
              <text:p text:style-name="P37">Reactionary Move</text:p>
            </table:table-cell>
            <table:table-cell table:style-name="Table36.B5" office:value-type="string">
              <text:p text:style-name="P81">Evasion</text:p>
            </table:table-cell>
            <table:table-cell table:style-name="Table36.C5" office:value-type="string">
              <text:p text:style-name="P81"><text:span text:style-name="T109">When the target takes a Move Action</text:span><text:span text:style-name="T110">,</text:span><text:span text:style-name="T109"> </text:span><text:span text:style-name="T111">r</text:span><text:span text:style-name="T110">eflexively move one Zone. This does not cost an action.<text:line-break/></text:span><text:span text:style-name="T111">This lasts until your next action.</text:span></text:p>
            </table:table-cell>
          </table:table-row>
          <table:table-row table:style-name="Table36.6">
            <table:table-cell table:style-name="Table36.A3" office:value-type="string">
              <text:p text:style-name="P81">Distract /</text:p>
              <text:p text:style-name="P81">Intimidate / <text:span text:style-name="T113">Stun</text:span></text:p>
            </table:table-cell>
            <table:table-cell table:style-name="Table36.B3" office:value-type="string">
              <text:p text:style-name="P81">Resolve</text:p>
            </table:table-cell>
            <table:table-cell table:style-name="Table36.B3" office:value-type="string">
              <text:p text:style-name="P35">You apply a <text:span text:style-name="T114">Minor</text:span> disadvantage on another character. <text:span text:style-name="T114">If you exceed their Resolve by +3, this becomes a Moderate Disadvantage.</text:span></text:p>
            </table:table-cell>
          </table:table-row>
          <table:table-row table:style-name="Table36.7">
            <table:table-cell table:style-name="Table36.A7" office:value-type="string">
              <text:p text:style-name="P38">Recover</text:p>
            </table:table-cell>
            <table:table-cell table:style-name="Table36.B7" office:value-type="string">
              <text:p text:style-name="P38">(3 / 5)</text:p>
            </table:table-cell>
            <table:table-cell table:style-name="Table36.C7" office:value-type="string">
              <text:p text:style-name="P30">Reduce all Disadvantages by (1 / 2) levels. <text:s/>(e.g. for 3, remove Minor Disadvantages and turn Moderate into Minor.)</text:p>
            </table:table-cell>
          </table:table-row>
          <table:table-row table:style-name="Table36.8">
            <table:table-cell table:style-name="Table36.A8" office:value-type="string">
              <text:p text:style-name="P81">Smash Scenery</text:p>
            </table:table-cell>
            <table:table-cell table:style-name="Table36.A8" office:value-type="string">
              <text:p text:style-name="P81">Based on <text:span text:style-name="T115">S</text:span>cenery</text:p>
            </table:table-cell>
            <table:table-cell table:style-name="Table36.C8" office:value-type="string">
              <text:p text:style-name="P81">Change the scenery, such as by collapsing a pillar.</text:p>
            </table:table-cell>
          </table:table-row>
          <table:table-row table:style-name="Table36.8">
            <table:table-cell table:style-name="Table36.A9" office:value-type="string">
              <text:p text:style-name="P81">Seek Cover/</text:p>
              <text:p text:style-name="P81">Destroy <text:span text:style-name="T116">C</text:span>over</text:p>
            </table:table-cell>
            <table:table-cell table:style-name="Table36.A9" office:value-type="string">
              <text:p text:style-name="P81">Based on Scenery</text:p>
            </table:table-cell>
            <table:table-cell table:style-name="Table36.C9" office:value-type="string">
              <text:p text:style-name="P81">Attempt to find <text:span text:style-name="T117">c</text:span>over, <text:span text:style-name="T118">granting yourself Minor/Moderate Defense Advantage.</text:span><text:line-break/><text:span text:style-name="T119">You may also destroy other’s cover </text:span><text:span text:style-name="T120">A</text:span><text:span text:style-name="T119">dvantage.</text:span></text:p>
            </table:table-cell>
          </table:table-row>
          <table:table-row table:style-name="Table36.8">
            <table:table-cell table:style-name="Table36.A10" office:value-type="string">
              <text:p text:style-name="P81">Defend Other</text:p>
            </table:table-cell>
            <table:table-cell table:style-name="Table36.A10" office:value-type="string">
              <text:p text:style-name="P81">(<text:span text:style-name="T34">None</text:span>)</text:p>
            </table:table-cell>
            <table:table-cell table:style-name="Table36.C10" office:value-type="string">
              <text:p text:style-name="P32">Select a character in the same Zone as you. <text:s/>Attacks that target them must exceed your Block or their Defense, whichever is higher. <text:span text:style-name="T121">They must remain in the same Zone.</text:span></text:p>
            </table:table-cell>
          </table:table-row>
          <table:table-row table:style-name="Table36.8">
            <table:table-cell table:style-name="Table36.A9" office:value-type="string">
              <text:p text:style-name="P81">Disarm</text:p>
            </table:table-cell>
            <table:table-cell table:style-name="Table36.A9" office:value-type="string">
              <text:p text:style-name="P39">Block</text:p>
            </table:table-cell>
            <table:table-cell table:style-name="Table36.C9" office:value-type="string">
              <text:p text:style-name="P81"><text:span text:style-name="T122">Knock a weapon out of a hand, </text:span><text:span text:style-name="T123">which cannot be reclaimed for a Round.</text:span></text:p>
            </table:table-cell>
          </table:table-row>
          <table:table-row table:style-name="Table36.8">
            <table:table-cell table:style-name="Table36.A10" office:value-type="string">
              <text:p text:style-name="P40">Expose/target Weakness</text:p>
            </table:table-cell>
            <table:table-cell table:style-name="Table36.A10" office:value-type="string">
              <text:p text:style-name="P40">(3)</text:p>
            </table:table-cell>
            <table:table-cell table:style-name="Table36.C10" office:value-type="string">
              <text:p text:style-name="P40">The next attack against an opponent is either their Block or Evasion, instead of their Defense.</text:p>
              <text:p text:style-name="P40"/>
              <text:p text:style-name="P41">You may explicitly choose to gift this to another character to their advantage.</text:p>
            </table:table-cell>
          </table:table-row>
        </table:table>
        <text:p text:style-name="P80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1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1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25T19:41:27.838000000</dc:date>
    <meta:editing-cycles>252</meta:editing-cycles>
    <meta:editing-duration>PT17H46M19S</meta:editing-duration>
    <meta:generator>LibreOffice/7.2.0.4$Windows_X86_64 LibreOffice_project/9a9c6381e3f7a62afc1329bd359cc48accb6435b</meta:generator>
    <dc:creator>Samuel Smith</dc:creator>
    <meta:document-statistic meta:table-count="10" meta:image-count="0" meta:object-count="0" meta:page-count="3" meta:paragraph-count="326" meta:word-count="1763" meta:character-count="10156" meta:non-whitespace-character-count="8727"/>
  </office:meta>
</office:document-meta>
</file>